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EE000000EA10BC22D205927C98.png" manifest:media-type="image/png"/>
  <manifest:file-entry manifest:full-path="Pictures/10000201000000EF000000F281A744466D5B79BD.png" manifest:media-type="image/png"/>
  <manifest:file-entry manifest:full-path="Pictures/100002010000006B0000006B78840FA965D6D237.png" manifest:media-type="image/png"/>
  <manifest:file-entry manifest:full-path="Pictures/100002010000016E0000012822F343AE3D3366C5.png" manifest:media-type="image/png"/>
  <manifest:file-entry manifest:full-path="Pictures/10000201000000A300000165344BF3FE8E33F5A9.png" manifest:media-type="image/png"/>
  <manifest:file-entry manifest:full-path="Pictures/10000201000001B9000001216475643ECDBC74F4.png" manifest:media-type="image/png"/>
  <manifest:file-entry manifest:full-path="Pictures/1000000000000020000000204B249CA79A42C6D7.png" manifest:media-type="image/png"/>
  <manifest:file-entry manifest:full-path="Pictures/1000153200000B0F00000B0F05CB005EFAE2F9B2.svg" manifest:media-type="image/svg+xml"/>
  <manifest:file-entry manifest:full-path="Pictures/10000201000001330000014E2E0DE927928F3640.png" manifest:media-type="image/png"/>
  <manifest:file-entry manifest:full-path="Pictures/100002000000000A0000000AF04EC83BE3F7D183.gif" manifest:media-type="image/gif"/>
  <manifest:file-entry manifest:full-path="Pictures/10000201000000FC00000166E5905D9F85D3A612.png" manifest:media-type="image/png"/>
  <manifest:file-entry manifest:full-path="Pictures/100002010000015400000118C2C1EF3491977C70.png" manifest:media-type="image/png"/>
  <manifest:file-entry manifest:full-path="Pictures/100002000000000A0000000AC5F0BE1A1182B272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1" svg:font-family="Monospac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1cm" fo:min-width="5.671cm"/>
    </style:style>
    <style:style style:name="gr2" style:family="graphic" style:parent-style-name="standard">
      <style:graphic-properties draw:stroke="none" svg:stroke-color="#000000" draw:fill="none" draw:fill-color="#ffffff" fo:min-height="0.9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1cm" fo:min-width="2.806cm"/>
    </style:style>
    <style:style style:name="gr4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9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" svg:stroke-width="0.081cm" svg:stroke-color="#ff860d" draw:marker-start-width="0.321cm" draw:marker-end-width="0.321cm" draw:opacity="0%" draw:textarea-horizontal-align="justify" draw:textarea-vertical-align="middle" draw:auto-grow-height="false" fo:min-height="4.364cm" fo:min-width="8.41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color="#729fcf" draw:fill-color="#729fcf" draw:textarea-horizontal-align="justify" draw:textarea-vertical-align="middle" draw:auto-grow-height="false" fo:min-height="0.519cm" fo:min-width="0.993cm"/>
      <style:paragraph-properties style:writing-mode="lr-tb"/>
    </style:style>
    <style:style style:name="gr12" style:family="graphic" style:parent-style-name="standard">
      <style:graphic-properties svg:stroke-color="#729fcf" draw:fill-color="#729fcf" draw:textarea-horizontal-align="justify" draw:textarea-vertical-align="middle" draw:auto-grow-height="false" fo:min-height="0.519cm" fo:min-width="0.994cm"/>
      <style:paragraph-properties style:writing-mode="lr-tb"/>
    </style:style>
    <style:style style:name="gr13" style:family="graphic" style:parent-style-name="objectwithoutfill">
      <style:graphic-properties svg:stroke-color="#729fcf" draw:marker-start="Arrow" draw:marker-start-width="0.3cm" draw:marker-end="Arrow" draw:marker-end-width="0.3cm" draw:fill="solid" draw:fill-color="#729fcf" draw:textarea-vertical-align="middle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81cm" svg:stroke-color="#ea7500" draw:marker-start-width="0.321cm" draw:marker-end-width="0.321cm" draw:opacity="0%" draw:textarea-horizontal-align="justify" draw:textarea-vertical-align="middle" draw:auto-grow-height="false" fo:min-height="5.782cm" fo:min-width="3.932cm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3.3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3.3cm"/>
      <style:paragraph-properties style:writing-mode="lr-tb"/>
    </style:style>
    <style:style style:name="gr17" style:family="graphic" style:parent-style-name="standard">
      <style:graphic-properties draw:stroke="dash" draw:stroke-dash="Fine_20_Dashed" svg:stroke-width="0.081cm" svg:stroke-color="#ea7500" draw:marker-start-width="0.321cm" draw:marker-end-width="0.321cm" draw:opacity="0%" draw:textarea-horizontal-align="justify" draw:textarea-vertical-align="middle" draw:auto-grow-height="false" fo:min-height="4.98cm" fo:min-width="3.0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color="#ff972f" draw:fill-color="#ff972f" draw:textarea-horizontal-align="justify" draw:textarea-vertical-align="middle" draw:auto-grow-height="false" fo:min-height="1.65cm" fo:min-width="2.5cm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81cm" svg:stroke-color="#ea7500" draw:marker-start-width="0.321cm" draw:marker-end-width="0.321cm" draw:opacity="0%" draw:textarea-horizontal-align="justify" draw:textarea-vertical-align="middle" draw:auto-grow-height="false" fo:min-height="4.814cm" fo:min-width="8.36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draw:stroke="dash" draw:stroke-dash="Fine_20_Dashed" svg:stroke-width="0.053cm" svg:stroke-color="#808080" draw:marker-start-width="0.279cm" draw:marker-end-width="0.279cm" draw:opacity="0%" draw:textarea-horizontal-align="justify" draw:textarea-vertical-align="middle" draw:auto-grow-height="false" fo:min-height="3.336cm" fo:min-width="1.88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0.95cm" fo:min-width="1.5cm"/>
      <style:paragraph-properties style:writing-mode="lr-tb"/>
    </style:style>
    <style:style style:name="gr22" style:family="graphic" style:parent-style-name="standard">
      <style:graphic-properties svg:stroke-color="#00ffff" draw:fill-color="#00ffff" draw:textarea-horizontal-align="justify" draw:textarea-vertical-align="middle" draw:auto-grow-height="false" fo:min-height="0.95cm" fo:min-width="1.5cm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081cm" svg:stroke-color="#ea7500" draw:marker-start-width="0.321cm" draw:marker-end-width="0.321cm" draw:opacity="0%" draw:textarea-horizontal-align="justify" draw:textarea-vertical-align="middle" draw:auto-grow-height="false" fo:min-height="4.942cm" fo:min-width="3.392cm" fo:padding-top="0.165cm" fo:padding-bottom="0.165cm" fo:padding-left="0.29cm" fo:padding-right="0.29cm"/>
    </style:style>
    <style:style style:name="gr24" style:family="graphic" style:parent-style-name="standard">
      <style:graphic-properties svg:stroke-color="#15fc23" draw:fill-color="#15fc23" draw:textarea-horizontal-align="justify" draw:textarea-vertical-align="middle" draw:auto-grow-height="false" fo:min-height="0.85cm" fo:min-width="2.6cm"/>
      <style:paragraph-properties style:writing-mode="lr-tb"/>
    </style:style>
    <style:style style:name="gr25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85cm" fo:min-width="2.6cm"/>
      <style:paragraph-properties style:writing-mode="lr-tb"/>
    </style:style>
    <style:style style:name="gr26" style:family="graphic" style:parent-style-name="standard">
      <style:graphic-properties svg:stroke-color="#ea7500" draw:fill-color="#ea7500" draw:textarea-horizontal-align="justify" draw:textarea-vertical-align="middle" draw:auto-grow-height="false" fo:min-height="6.65cm" fo:min-width="0.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017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3cm"/>
    </style:style>
    <style:style style:name="gr2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0" style:family="graphic" style:parent-style-name="objectwithoutfill">
      <style:graphic-properties draw:stroke="dash" draw:stroke-dash="Fine_20_Dashed" draw:marker-end="Arrow" draw:marker-end-width="0.3cm" draw:fill="solid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542cm" fo:min-width="0.615cm"/>
      <style:paragraph-properties style:writing-mode="tb-rl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6.967cm" fo:min-width="3.468cm"/>
    </style:style>
    <style:style style:name="gr35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35cm" fo:min-width="2.696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3.089cm" fo:min-width="2.36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" style:family="graphic" style:parent-style-name="objectwithoutfill">
      <style:graphic-properties draw:fill="solid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3.089cm" fo:min-width="2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018cm"/>
      <style:paragraph-properties style:writing-mode="lr-tb"/>
    </style:style>
    <style:style style:name="gr42" style:family="graphic" style:parent-style-name="standard">
      <style:graphic-properties svg:stroke-color="#c9211e" draw:fill-color="#e16173" draw:textarea-horizontal-align="justify" draw:textarea-vertical-align="middle" draw:auto-grow-height="false" fo:min-height="2.784cm" fo:min-width="4.85cm"/>
    </style:style>
    <style:style style:name="gr43" style:family="graphic" style:parent-style-name="objectwithoutfill">
      <style:graphic-properties svg:stroke-color="#ffffff" draw:fill="solid" draw:textarea-vertical-align="middle"/>
    </style:style>
    <style:style style:name="gr4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123cm" fo:min-width="1.55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3.1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4.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4.091cm"/>
      <style:paragraph-properties style:writing-mode="lr-tb"/>
    </style:style>
    <style:style style:name="gr48" style:family="graphic" style:parent-style-name="standard">
      <style:graphic-properties svg:stroke-color="#d62e4e" draw:fill-color="#e16173" draw:textarea-horizontal-align="justify" draw:textarea-vertical-align="middle" draw:auto-grow-height="false" fo:min-height="0.342cm" fo:min-width="8.157cm"/>
      <style:paragraph-properties style:writing-mode="lr-tb"/>
    </style:style>
    <style:style style:name="gr49" style:family="graphic" style:parent-style-name="standard">
      <style:graphic-properties draw:stroke="dash" draw:stroke-dash="Fine_20_Dashed" svg:stroke-width="0.081cm" draw:marker-start-width="0.321cm" draw:marker-end-width="0.321cm" draw:opacity="0%" draw:textarea-horizontal-align="justify" draw:textarea-vertical-align="middle" draw:auto-grow-height="false" fo:min-height="6.97cm" fo:min-width="16.72cm" fo:padding-top="0.165cm" fo:padding-bottom="0.165cm" fo:padding-left="0.29cm" fo:padding-right="0.29cm"/>
    </style:style>
    <style:style style:name="gr50" style:family="graphic" style:parent-style-name="standard">
      <style:graphic-properties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objectwithoutfill">
      <style:graphic-properties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288cm"/>
      <style:paragraph-properties style:writing-mode="lr-tb"/>
    </style:style>
    <style:style style:name="gr53" style:family="graphic" style:parent-style-name="standard">
      <style:graphic-properties svg:stroke-color="#ffb66c" draw:fill-color="#ff972f" draw:textarea-horizontal-align="justify" draw:textarea-vertical-align="middle" draw:auto-grow-height="false" fo:min-height="1.66cm" fo:min-width="3.60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5.028cm" fo:min-width="3.908cm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2.335cm" fo:min-width="4.68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335cm" fo:min-width="4.679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088cm" fo:min-width="2.63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0cm, 0cm, 0cm, 0cm)" draw:image-opacity="100%" style:mirror="non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548cm" fo:min-width="2.6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5.028cm" fo:min-width="3.798cm"/>
    </style:style>
    <style:style style:name="gr61" style:family="graphic" style:parent-style-name="standard">
      <style:graphic-properties svg:stroke-color="#729fcf" svg:stroke-opacity="50%" draw:fill-color="#b4c7dc" draw:opacity="66%" draw:textarea-horizontal-align="justify" draw:textarea-vertical-align="middle" draw:auto-grow-height="false" fo:min-height="2.012cm" fo:min-width="2.91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4.308cm"/>
      <style:paragraph-properties style:writing-mode="lr-tb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2.915cm" fo:min-width="2.587cm"/>
      <style:paragraph-properties style:writing-mode="lr-tb"/>
    </style:style>
    <style:style style:name="gr64" style:family="graphic" style:parent-style-name="objectwithoutfill">
      <style:graphic-properties svg:stroke-color="#3465a4" draw:marker-end="Arrow" draw:marker-end-width="0.3cm" draw:fill="solid" draw:fill-color="#3465a4" draw:textarea-vertical-align="middle"/>
      <style:paragraph-properties style:writing-mode="lr-tb"/>
    </style:style>
    <style:style style:name="gr65" style:family="graphic" style:parent-style-name="objectwithoutfill">
      <style:graphic-properties svg:stroke-color="#3465a4" draw:marker-end="Arrow" draw:marker-end-width="0.3cm" draw:fill="solid" draw:fill-color="#3465a4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3.47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4.3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cm" fo:min-width="6.818cm"/>
      <style:paragraph-properties style:writing-mode="lr-tb"/>
    </style:style>
    <style:style style:name="gr69" style:family="graphic" style:parent-style-name="standard">
      <style:graphic-properties draw:stroke="dash" draw:stroke-dash="Fine_20_Dashed" svg:stroke-color="#3465a4" draw:fill-color="#ffffff" draw:textarea-horizontal-align="justify" draw:textarea-vertical-align="middle" draw:auto-grow-height="false" fo:min-height="2.443cm" fo:min-width="8.757cm"/>
      <style:paragraph-properties style:writing-mode="lr-tb"/>
    </style:style>
    <style:style style:name="gr70" style:family="graphic" style:parent-style-name="standard">
      <style:graphic-properties svg:stroke-color="#3465a4" draw:fill-color="#3465a4" draw:textarea-horizontal-align="justify" draw:textarea-vertical-align="middle" draw:auto-grow-height="false" fo:min-height="0.827cm" fo:min-width="1.815cm"/>
      <style:paragraph-properties style:writing-mode="lr-tb"/>
    </style:style>
    <style:style style:name="gr71" style:family="graphic" style:parent-style-name="standard">
      <style:graphic-properties svg:stroke-color="#3465a4" draw:fill-color="#3465a4" draw:textarea-horizontal-align="justify" draw:textarea-vertical-align="middle" draw:auto-grow-height="false" fo:min-height="0.827cm" fo:min-width="2.696cm"/>
      <style:paragraph-properties style:writing-mode="lr-tb"/>
    </style:style>
    <style:style style:name="gr72" style:family="graphic" style:parent-style-name="standard">
      <style:graphic-properties svg:stroke-color="#5eb91e" draw:fill-color="#f6f9d4" draw:textarea-horizontal-align="justify" draw:textarea-vertical-align="middle" draw:auto-grow-height="false" fo:min-height="1.35cm" fo:min-width="2.9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74" style:family="graphic" style:parent-style-name="standard">
      <style:graphic-properties svg:stroke-color="#5b277d" draw:fill-color="#dedce6" draw:textarea-horizontal-align="justify" draw:textarea-vertical-align="middle" draw:auto-grow-height="false" fo:min-height="1.35cm" fo:min-width="2.9cm"/>
      <style:paragraph-properties style:writing-mode="lr-tb"/>
    </style:style>
    <style:style style:name="gr75" style:family="graphic" style:parent-style-name="standard">
      <style:graphic-properties svg:stroke-color="#acb20c" draw:fill-color="#ffffd7" draw:textarea-horizontal-align="justify" draw:textarea-vertical-align="middle" draw:auto-grow-height="false" fo:min-height="1.35cm" fo:min-width="2.9cm"/>
      <style:paragraph-properties style:writing-mode="lr-tb"/>
    </style:style>
    <style:style style:name="gr76" style:family="graphic" style:parent-style-name="standard">
      <style:graphic-properties svg:stroke-color="#b47804" draw:fill-color="#fff5ce" draw:textarea-horizontal-align="justify" draw:textarea-vertical-align="middle" draw:auto-grow-height="false" fo:min-height="1.35cm" fo:min-width="2.9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78" style:family="graphic" style:parent-style-name="objectwithoutfill">
      <style:graphic-properties svg:stroke-color="#3465a4" draw:fill="solid" draw:fill-color="#3465a4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4.308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547cm" fo:min-width="2.651cm"/>
      <style:paragraph-properties style:writing-mode="lr-tb"/>
    </style:style>
    <style:style style:name="gr81" style:family="graphic" style:parent-style-name="standard">
      <style:graphic-properties svg:stroke-color="#3465a4" draw:fill-color="#ffffff" draw:textarea-horizontal-align="justify" draw:textarea-vertical-align="middle" draw:auto-grow-height="false" fo:min-height="0.719cm" fo:min-width="3.468cm"/>
      <style:paragraph-properties style:writing-mode="lr-tb"/>
    </style:style>
    <style:style style:name="gr82" style:family="graphic" style:parent-style-name="standard">
      <style:graphic-properties svg:stroke-color="#3465a4" draw:fill-color="#ffffff" draw:textarea-horizontal-align="justify" draw:textarea-vertical-align="middle" draw:auto-grow-height="false" fo:min-height="0.721cm" fo:min-width="3.468cm"/>
      <style:paragraph-properties style:writing-mode="lr-tb"/>
    </style:style>
    <style:style style:name="gr83" style:family="graphic" style:parent-style-name="standard">
      <style:graphic-properties svg:stroke-color="#3465a4" draw:fill-color="#ffffff" draw:textarea-horizontal-align="justify" draw:textarea-vertical-align="middle" draw:auto-grow-height="false" fo:min-height="0.719cm" fo:min-width="3.467cm"/>
      <style:paragraph-properties style:writing-mode="lr-tb"/>
    </style:style>
    <style:style style:name="gr84" style:family="graphic" style:parent-style-name="standard">
      <style:graphic-properties svg:stroke-color="#3465a4" draw:fill-color="#ffffff" draw:textarea-horizontal-align="justify" draw:textarea-vertical-align="middle" draw:auto-grow-height="false" fo:min-height="0.72cm" fo:min-width="3.467cm"/>
      <style:paragraph-properties style:writing-mode="lr-tb"/>
    </style:style>
    <style:style style:name="gr85" style:family="graphic" style:parent-style-name="standard">
      <style:graphic-properties svg:stroke-color="#3465a4" draw:fill-color="#ffffff" draw:textarea-horizontal-align="justify" draw:textarea-vertical-align="middle" draw:auto-grow-height="false" fo:min-height="0.72cm" fo:min-width="3.468cm"/>
      <style:paragraph-properties style:writing-mode="lr-tb"/>
    </style:style>
    <style:style style:name="gr86" style:family="graphic" style:parent-style-name="standard">
      <style:graphic-properties svg:stroke-color="#5983b0" draw:fill-color="#dee6ef" draw:textarea-horizontal-align="justify" draw:textarea-vertical-align="middle" draw:auto-grow-height="false" fo:min-height="1.25cm" fo:min-width="2.6cm"/>
      <style:paragraph-properties style:writing-mode="lr-tb"/>
    </style:style>
    <style:style style:name="gr87" style:family="graphic" style:parent-style-name="standard">
      <style:graphic-properties svg:stroke-color="#5983b0" draw:fill-color="#dee6ef" draw:textarea-horizontal-align="justify" draw:textarea-vertical-align="middle" draw:auto-grow-height="false" fo:min-height="1.25cm" fo:min-width="4.6cm"/>
      <style:paragraph-properties style:writing-mode="lr-tb"/>
    </style:style>
    <style:style style:name="gr88" style:family="graphic" style:parent-style-name="standard">
      <style:graphic-properties svg:stroke-color="#5983b0" draw:fill-color="#dee6ef" draw:textarea-horizontal-align="justify" draw:textarea-vertical-align="middle" draw:auto-grow-height="false" fo:min-height="1.25cm" fo:min-width="3.3cm"/>
      <style:paragraph-properties style:writing-mode="lr-tb"/>
    </style:style>
    <style:style style:name="gr89" style:family="graphic" style:parent-style-name="standard">
      <style:graphic-properties draw:fill-color="#dee6ef" draw:textarea-horizontal-align="justify" draw:textarea-vertical-align="middle" draw:auto-grow-height="false" fo:min-height="3.35cm" fo:min-width="0.2cm"/>
    </style:style>
    <style:style style:name="gr90" style:family="graphic" style:parent-style-name="standard">
      <style:graphic-properties draw:fill-color="#dee6ef" draw:textarea-horizontal-align="justify" draw:textarea-vertical-align="middle" draw:auto-grow-height="false" fo:min-height="0.55cm" fo:min-width="0.2cm"/>
    </style:style>
    <style:style style:name="gr91" style:family="graphic" style:parent-style-name="objectwithoutfill">
      <style:graphic-properties draw:stroke="dash" draw:stroke-dash="Fine_20_Dashed" draw:fill="solid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93" style:family="graphic" style:parent-style-name="standard">
      <style:graphic-properties draw:marker-start="Arrow" draw:marker-start-width="0.3cm" draw:textarea-vertical-align="middle"/>
    </style:style>
    <style:style style:name="gr94" style:family="graphic" style:parent-style-name="objectwithoutfill">
      <style:graphic-properties draw:fill="solid" draw:textarea-vertical-align="middl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809cm"/>
      <style:paragraph-properties style:writing-mode="lr-tb"/>
    </style:style>
    <style:style style:name="gr96" style:family="graphic" style:parent-style-name="standard">
      <style:graphic-properties svg:stroke-color="#5eb91e" draw:fill-color="#f6f9d4" draw:textarea-horizontal-align="justify" draw:textarea-vertical-align="middle" draw:auto-grow-height="false" fo:min-height="1.15cm" fo:min-width="2.8cm"/>
      <style:paragraph-properties style:writing-mode="lr-tb"/>
    </style:style>
    <style:style style:name="gr97" style:family="graphic" style:parent-style-name="standard">
      <style:graphic-properties draw:fill-color="#dee6ef" draw:textarea-horizontal-align="justify" draw:textarea-vertical-align="middle" draw:auto-grow-height="false" fo:min-height="1.15cm" fo:min-width="2.8cm"/>
      <style:paragraph-properties style:writing-mode="lr-tb"/>
    </style:style>
    <style:style style:name="gr98" style:family="graphic" style:parent-style-name="standard">
      <style:graphic-properties svg:stroke-color="#8d1d75" draw:fill-color="#e0c2cd" draw:textarea-horizontal-align="justify" draw:textarea-vertical-align="middle" draw:auto-grow-height="false" fo:min-height="1.15cm" fo:min-width="2.8cm"/>
      <style:paragraph-properties style:writing-mode="lr-tb"/>
    </style:style>
    <style:style style:name="gr99" style:family="graphic" style:parent-style-name="standard">
      <style:graphic-properties svg:stroke-color="#e8a202" draw:fill-color="#fff5ce" draw:textarea-horizontal-align="justify" draw:textarea-vertical-align="middle" draw:auto-grow-height="false" fo:min-height="1.15cm" fo:min-width="2.8cm"/>
      <style:paragraph-properties style:writing-mode="lr-tb"/>
    </style:style>
    <style:style style:name="gr100" style:family="graphic" style:parent-style-name="standard">
      <style:graphic-properties draw:fill-color="#dee6ef" draw:textarea-horizontal-align="justify" draw:textarea-vertical-align="middle" draw:auto-grow-height="false" fo:min-height="2.15cm" fo:min-width="3.8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82cm" fo:min-width="3.21cm"/>
      <style:paragraph-properties style:writing-mode="lr-tb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0.582cm" fo:min-width="4.733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84cm" fo:min-width="3.209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83cm" fo:min-width="3.212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583cm" fo:min-width="3.21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82cm" fo:min-width="3.209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582cm" fo:min-width="3.212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564cm" fo:min-width="6.01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  <style:paragraph-properties style:writing-mode="lr-tb"/>
    </style:style>
    <style:style style:name="gr110" style:family="graphic" style:parent-style-name="standard">
      <style:graphic-properties draw:fill-color="#ffffff" draw:opacity="100%" draw:textarea-horizontal-align="justify" draw:textarea-vertical-align="middle" draw:auto-grow-height="false" fo:min-height="5.478cm" fo:min-width="8.906cm" draw:shadow="hidden"/>
    </style:style>
    <style:style style:name="gr111" style:family="graphic" style:parent-style-name="standard">
      <style:graphic-properties draw:fill-color="#ffdbb6" draw:textarea-horizontal-align="justify" draw:textarea-vertical-align="middle" draw:auto-grow-height="false" fo:min-height="1.55cm" fo:min-width="2.8cm" draw:shadow="hidden"/>
      <style:paragraph-properties style:writing-mode="lr-tb"/>
    </style:style>
    <style:style style:name="gr112" style:family="graphic" style:parent-style-name="standard">
      <style:graphic-properties svg:stroke-color="#666666" draw:fill-color="#dddddd" draw:textarea-horizontal-align="justify" draw:textarea-vertical-align="middle" draw:auto-grow-height="false" fo:min-height="0.65cm" fo:min-width="2cm"/>
      <style:paragraph-properties style:writing-mode="lr-tb"/>
    </style:style>
    <style:style style:name="gr113" style:family="graphic" style:parent-style-name="standard">
      <style:graphic-properties svg:stroke-color="#f7d1d5" draw:fill-color="#f7d1d5" draw:textarea-horizontal-align="justify" draw:textarea-vertical-align="middle" draw:auto-grow-height="false" fo:min-height="0.65cm" fo:min-width="2cm"/>
      <style:paragraph-properties style:writing-mode="lr-tb"/>
    </style:style>
    <style:style style:name="gr114" style:family="graphic" style:parent-style-name="standard">
      <style:graphic-properties svg:stroke-color="#666666" draw:fill-color="#b4c7dc" draw:textarea-horizontal-align="justify" draw:textarea-vertical-align="middle" draw:auto-grow-height="false" fo:min-height="0.437cm" fo:min-width="2.00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16" style:family="graphic" style:parent-style-name="standard">
      <style:graphic-properties svg:stroke-color="#666666" draw:fill-color="#dddddd" draw:textarea-horizontal-align="justify" draw:textarea-vertical-align="middle" draw:auto-grow-height="false" fo:min-height="0.65cm" fo:min-width="3.1cm"/>
      <style:paragraph-properties style:writing-mode="lr-tb"/>
    </style:style>
    <style:style style:name="gr117" style:family="graphic" style:parent-style-name="standard">
      <style:graphic-properties svg:stroke-color="#f7d1d5" draw:fill-color="#f7d1d5" draw:textarea-horizontal-align="justify" draw:textarea-vertical-align="middle" draw:auto-grow-height="false" fo:min-height="0.65cm" fo:min-width="3.1cm"/>
      <style:paragraph-properties style:writing-mode="lr-tb"/>
    </style:style>
    <style:style style:name="gr118" style:family="graphic" style:parent-style-name="standard">
      <style:graphic-properties svg:stroke-color="#666666" draw:fill-color="#b4c7dc" draw:textarea-horizontal-align="justify" draw:textarea-vertical-align="middle" draw:auto-grow-height="false" fo:min-height="0.437cm" fo:min-width="3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9.3999996185303pt"/>
    </style:style>
    <style:style style:name="P3" style:family="paragraph">
      <style:paragraph-properties style:text-autospace="none"/>
    </style:style>
    <style:style style:name="P4" style:family="paragraph">
      <loext:graphic-properties draw:fill="none" draw:fill-color="#ffffff"/>
      <style:paragraph-properties style:text-autospace="none" style:writing-mode="lr-tb"/>
      <style:text-properties fo:color="#000000" style:font-name="Monospace1" fo:font-size="12.8999996185303pt" style:font-name-asian="Monospace1" style:font-size-asian="12pt" style:font-name-complex="Monospace1" style:font-size-complex="12pt"/>
    </style:style>
    <style:style style:name="P5" style:family="paragraph">
      <loext:graphic-properties draw:fill="none" draw:fill-color="#ffffff"/>
      <style:paragraph-properties style:text-autospace="none" style:writing-mode="lr-tb"/>
      <style:text-properties fo:color="#000000" style:font-name="Monospace1" fo:font-size="12.8999996185303pt" fo:font-weight="bold" style:font-name-asian="Monospace1" style:font-size-asian="12pt" style:font-weight-asian="bold" style:font-name-complex="Monospace1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ff0000" fo:font-size="12pt" style:font-size-asian="12pt" style:font-size-complex="12pt"/>
    </style:style>
    <style:style style:name="P8" style:family="paragraph">
      <loext:graphic-properties draw:opacity="0%"/>
      <style:paragraph-properties fo:text-align="center" style:writing-mode="lr-tb"/>
      <style:text-properties fo:color="#ff0000"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729fcf"/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fo:color="#ff0000" fo:font-size="12pt" style:font-size-asian="12pt" style:font-size-complex="12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opacity="0%"/>
      <style:paragraph-properties fo:text-align="center" style:writing-mode="lr-tb"/>
    </style:style>
    <style:style style:name="P17" style:family="paragraph">
      <loext:graphic-properties draw:fill-color="#ff972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00ffff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15fc23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ff" draw:opacity="0%"/>
      <style:paragraph-properties fo:text-align="center" style:writing-mode="lr-tb"/>
      <style:text-properties fo:color="#ff0000" fo:font-size="12pt" style:font-size-asian="12pt" style:font-size-complex="12pt"/>
    </style:style>
    <style:style style:name="P23" style:family="paragraph">
      <loext:graphic-properties draw:fill-color="#ea7500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="soli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8" style:family="paragraph">
      <style:paragraph-properties style:writing-mode="tb-rl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style:font-size-asian="19.3999996185303pt"/>
    </style:style>
    <style:style style:name="P31" style:family="paragraph">
      <style:paragraph-properties fo:text-align="center" style:writing-mode="lr-tb"/>
      <style:text-properties fo:font-size="19.3999996185303pt"/>
    </style:style>
    <style:style style:name="P32" style:family="paragraph">
      <style:paragraph-properties fo:text-align="center" style:writing-mode="lr-tb"/>
      <style:text-properties fo:font-size="14pt" style:font-size-asian="15.1000003814697pt" style:font-size-complex="14pt"/>
    </style:style>
    <style:style style:name="P33" style:family="paragraph">
      <loext:graphic-properties draw:fill-color="#ffffff"/>
      <style:paragraph-properties fo:text-align="center" style:writing-mode="lr-tb"/>
      <style:text-properties fo:font-size="14pt" style:font-size-asian="15.1000003814697pt" style:font-size-complex="14pt"/>
    </style:style>
    <style:style style:name="P34" style:family="paragraph">
      <loext:graphic-properties draw:fill="none"/>
      <style:paragraph-properties fo:text-align="center" style:writing-mode="lr-tb"/>
      <style:text-properties fo:font-size="19.3999996185303pt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paragraph-properties fo:text-align="center" style:writing-mode="lr-tb"/>
      <style:text-properties fo:font-size="12.8999996185303pt" style:font-size-asian="12pt" style:font-size-complex="12pt"/>
    </style:style>
    <style:style style:name="P37" style:family="paragraph">
      <loext:graphic-properties draw:fill-color="#ffffff"/>
      <style:paragraph-properties fo:text-align="center" style:writing-mode="lr-tb"/>
      <style:text-properties fo:font-size="12.8999996185303pt" style:font-size-asian="12pt" style:font-size-complex="12pt"/>
    </style:style>
    <style:style style:name="P38" style:family="paragraph">
      <loext:graphic-properties draw:fill-color="#e16173"/>
      <style:paragraph-properties fo:text-align="center"/>
      <style:text-properties fo:font-size="22pt"/>
    </style:style>
    <style:style style:name="P39" style:family="paragraph">
      <loext:graphic-properties draw:fill="solid"/>
      <style:paragraph-properties fo:text-align="center"/>
      <style:text-properties fo:font-size="22pt"/>
    </style:style>
    <style:style style:name="P40" style:family="paragraph">
      <loext:graphic-properties draw:fill="solid"/>
      <style:paragraph-properties fo:text-align="center"/>
      <style:text-properties fo:font-size="22pt" fo:font-weight="bold"/>
    </style:style>
    <style:style style:name="P41" style:family="paragraph">
      <loext:graphic-properties draw:fill="none" draw:fill-color="#ffffff"/>
      <style:paragraph-properties style:writing-mode="lr-tb"/>
      <style:text-properties fo:color="#ffffff"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3" style:family="paragraph">
      <loext:graphic-properties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44" style:family="paragraph">
      <style:paragraph-properties fo:text-align="center" style:writing-mode="lr-tb"/>
      <style:text-properties fo:font-size="16pt" style:font-size-asian="16pt" style:font-size-complex="16pt"/>
    </style:style>
    <style:style style:name="P45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-color="#ff972f"/>
      <style:paragraph-properties fo:text-align="center" style:writing-mode="lr-tb"/>
    </style:style>
    <style:style style:name="P48" style:family="paragraph">
      <loext:graphic-properties draw:fill="solid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style:paragraph-properties fo:text-align="center" style:writing-mode="lr-tb"/>
      <style:text-properties fo:font-size="16.1000003814697pt" style:font-size-asian="15pt" style:font-size-complex="15pt"/>
    </style:style>
    <style:style style:name="P50" style:family="paragraph">
      <style:paragraph-properties fo:text-align="center" style:writing-mode="lr-tb"/>
      <style:text-properties fo:font-size="17.2000007629395pt" style:font-size-asian="16pt" style:font-size-complex="16pt"/>
    </style:style>
    <style:style style:name="P51" style:family="paragraph">
      <loext:graphic-properties draw:fill-color="#ffffff"/>
      <style:paragraph-properties fo:text-align="center" style:writing-mode="lr-tb"/>
      <style:text-properties fo:font-size="17.2000007629395pt" style:font-size-asian="16pt" style:font-size-complex="16pt"/>
    </style:style>
    <style:style style:name="P52" style:family="paragraph">
      <loext:graphic-properties draw:fill="none"/>
      <style:paragraph-properties fo:text-align="center" style:writing-mode="lr-tb"/>
      <style:text-properties fo:font-size="12.8999996185303pt" style:font-size-asian="12pt" style:font-size-complex="12pt"/>
    </style:style>
    <style:style style:name="P53" style:family="paragraph">
      <loext:graphic-properties draw:fill="none"/>
      <style:paragraph-properties fo:text-align="center" style:writing-mode="lr-tb"/>
      <style:text-properties fo:font-size="14pt" style:font-size-asian="15.1000003814697pt" style:font-size-complex="14pt"/>
    </style:style>
    <style:style style:name="P54" style:family="paragraph">
      <loext:graphic-properties draw:fill-color="#b4c7dc" draw:opacity="66%"/>
      <style:paragraph-properties fo:text-align="center" style:writing-mode="lr-tb"/>
      <style:text-properties fo:font-size="12.8999996185303pt" style:font-size-asian="12pt" style:font-size-complex="12pt"/>
    </style:style>
    <style:style style:name="P55" style:family="paragraph">
      <loext:graphic-properties draw:fill-color="#dddddd"/>
      <style:paragraph-properties fo:text-align="center" style:writing-mode="lr-tb"/>
      <style:text-properties fo:font-size="19.3999996185303pt"/>
    </style:style>
    <style:style style:name="P56" style:family="paragraph">
      <loext:graphic-properties draw:fill="solid" draw:fill-color="#3465a4"/>
      <style:paragraph-properties fo:text-align="center" style:writing-mode="lr-tb"/>
      <style:text-properties fo:font-size="12.8999996185303pt" style:font-size-asian="12pt" style:font-size-complex="12pt"/>
    </style:style>
    <style:style style:name="P57" style:family="paragraph">
      <loext:graphic-properties draw:fill="solid" draw:fill-color="#3465a4"/>
      <style:paragraph-properties fo:text-align="center" style:writing-mode="lr-tb"/>
      <style:text-properties fo:font-size="12pt" style:font-size-asian="12pt" style:font-size-complex="12pt"/>
    </style:style>
    <style:style style:name="P58" style:family="paragraph">
      <loext:graphic-properties draw:fill="solid" draw:fill-color="#3465a4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9.69999980926514pt" style:font-size-asian="9pt" style:font-size-complex="9pt"/>
    </style:style>
    <style:style style:name="P60" style:family="paragraph">
      <style:paragraph-properties fo:text-align="center" style:writing-mode="lr-tb"/>
      <style:text-properties style:font-size-asian="19.3999996185303pt"/>
    </style:style>
    <style:style style:name="P61" style:family="paragraph">
      <loext:graphic-properties draw:fill-color="#dddddd"/>
      <style:paragraph-properties fo:text-align="center" style:writing-mode="lr-tb"/>
      <style:text-properties style:font-size-asian="19.3999996185303pt"/>
    </style:style>
    <style:style style:name="P62" style:family="paragraph">
      <loext:graphic-properties draw:fill="solid" draw:fill-color="#3465a4"/>
      <style:paragraph-properties fo:text-align="center" style:writing-mode="lr-tb"/>
      <style:text-properties fo:font-size="12.8999996185303pt"/>
    </style:style>
    <style:style style:name="P63" style:family="paragraph">
      <style:paragraph-properties fo:text-align="center" style:writing-mode="lr-tb"/>
      <style:text-properties fo:font-size="12pt" style:font-size-asian="12.8999996185303pt" style:font-size-complex="12pt"/>
    </style:style>
    <style:style style:name="P64" style:family="paragraph">
      <loext:graphic-properties draw:fill-color="#ffffff"/>
      <style:paragraph-properties fo:text-align="center" style:writing-mode="lr-tb"/>
      <style:text-properties fo:font-size="12pt" style:font-size-asian="12.8999996185303pt" style:font-size-complex="12pt"/>
    </style:style>
    <style:style style:name="P65" style:family="paragraph">
      <loext:graphic-properties draw:fill-color="#3465a4"/>
      <style:paragraph-properties fo:text-align="center" style:writing-mode="lr-tb"/>
      <style:text-properties style:font-size-asian="19.3999996185303pt"/>
    </style:style>
    <style:style style:name="P66" style:family="paragraph">
      <loext:graphic-properties draw:fill-color="#3465a4"/>
      <style:paragraph-properties fo:text-align="center" style:writing-mode="lr-tb"/>
      <style:text-properties fo:font-size="19.3999996185303pt"/>
    </style:style>
    <style:style style:name="P67" style:family="paragraph">
      <loext:graphic-properties draw:fill-color="#f6f9d4"/>
      <style:paragraph-properties fo:text-align="center" style:writing-mode="lr-tb"/>
      <style:text-properties fo:font-size="12pt" style:font-size-asian="12pt" style:font-size-complex="12pt"/>
    </style:style>
    <style:style style:name="P68" style:family="paragraph">
      <loext:graphic-properties draw:fill-color="#f6f9d4"/>
      <style:paragraph-properties fo:text-align="center" style:writing-mode="lr-tb"/>
    </style:style>
    <style:style style:name="P69" style:family="paragraph">
      <loext:graphic-properties draw:fill-color="#dedce6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loext:graphic-properties draw:fill-color="#dedce6"/>
      <style:paragraph-properties fo:text-align="center" style:writing-mode="lr-tb"/>
    </style:style>
    <style:style style:name="P71" style:family="paragraph">
      <loext:graphic-properties draw:fill-color="#ffffd7"/>
      <style:paragraph-properties fo:text-align="center" style:writing-mode="lr-tb"/>
    </style:style>
    <style:style style:name="P72" style:family="paragraph">
      <loext:graphic-properties draw:fill-color="#fff5c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ffbf00"/>
    </style:style>
    <style:style style:name="P74" style:family="paragraph">
      <loext:graphic-properties draw:fill="none"/>
      <style:paragraph-properties fo:text-align="center" style:writing-mode="lr-tb"/>
    </style:style>
    <style:style style:name="P75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7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7" style:family="paragraph">
      <style:paragraph-properties fo:text-align="center" style:writing-mode="lr-tb"/>
      <style:text-properties fo:font-size="10pt" style:font-size-asian="10pt" style:font-size-complex="10pt"/>
    </style:style>
    <style:style style:name="P78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79" style:family="paragraph">
      <style:paragraph-properties fo:text-align="start" style:writing-mode="lr-tb"/>
      <style:text-properties fo:font-size="10pt" style:font-size-asian="10pt" style:font-size-complex="10pt"/>
    </style:style>
    <style:style style:name="P80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81" style:family="paragraph">
      <style:paragraph-properties fo:text-align="start" style:writing-mode="lr-tb"/>
    </style:style>
    <style:style style:name="P82" style:family="paragraph">
      <loext:graphic-properties draw:fill-color="#ffffff"/>
      <style:paragraph-properties fo:text-align="start" style:writing-mode="lr-tb"/>
    </style:style>
    <style:style style:name="P83" style:family="paragraph">
      <style:paragraph-properties fo:text-align="center" style:writing-mode="lr-tb"/>
      <style:text-properties fo:font-size="8pt" style:font-size-asian="8pt" style:font-size-complex="8pt"/>
    </style:style>
    <style:style style:name="P84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85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86" style:family="paragraph">
      <loext:graphic-properties draw:fill-color="#dee6ef"/>
      <style:paragraph-properties fo:text-align="center" style:writing-mode="lr-tb"/>
      <style:text-properties fo:font-size="10.5pt" style:font-size-asian="10.5pt" style:font-size-complex="10.5pt"/>
    </style:style>
    <style:style style:name="P87" style:family="paragraph">
      <loext:graphic-properties draw:fill-color="#dee6ef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9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90" style:family="paragraph">
      <loext:graphic-properties draw:fill-color="#dee6ef"/>
      <style:paragraph-properties fo:text-align="center" style:writing-mode="lr-tb"/>
    </style:style>
    <style:style style:name="P91" style:family="paragraph">
      <loext:graphic-properties draw:fill-color="#e0c2cd"/>
      <style:paragraph-properties fo:text-align="center" style:writing-mode="lr-tb"/>
    </style:style>
    <style:style style:name="P92" style:family="paragraph">
      <style:paragraph-properties fo:text-align="center" style:writing-mode="lr-tb"/>
      <style:text-properties fo:font-size="15pt" style:font-size-asian="6pt" style:font-size-complex="6pt"/>
    </style:style>
    <style:style style:name="P93" style:family="paragraph">
      <loext:graphic-properties draw:fill-color="#ffffff"/>
      <style:paragraph-properties fo:text-align="center" style:writing-mode="lr-tb"/>
      <style:text-properties fo:font-size="15pt" style:font-size-asian="6pt" style:font-size-complex="6pt"/>
    </style:style>
    <style:style style:name="P94" style:family="paragraph">
      <loext:graphic-properties draw:fill="solid"/>
      <style:paragraph-properties fo:text-align="center"/>
      <style:text-properties fo:font-size="15pt"/>
    </style:style>
    <style:style style:name="P95" style:family="paragraph">
      <loext:graphic-properties draw:fill="none" draw:fill-color="#ffffff"/>
      <style:paragraph-properties style:writing-mode="lr-tb"/>
      <style:text-properties fo:color="#81d41a"/>
    </style:style>
    <style:style style:name="P96" style:family="paragraph">
      <loext:graphic-properties draw:fill-color="#ffffff" draw:opacity="100%"/>
      <style:paragraph-properties fo:text-align="center"/>
    </style:style>
    <style:style style:name="P97" style:family="paragraph">
      <loext:graphic-properties draw:fill-color="#ffdbb6"/>
      <style:paragraph-properties fo:text-align="center" style:writing-mode="lr-tb"/>
    </style:style>
    <style:style style:name="P98" style:family="paragraph">
      <loext:graphic-properties draw:fill-color="#dddddd"/>
      <style:paragraph-properties fo:text-align="center" style:writing-mode="lr-tb"/>
    </style:style>
    <style:style style:name="P99" style:family="paragraph">
      <loext:graphic-properties draw:fill-color="#f7d1d5"/>
      <style:paragraph-properties fo:text-align="center" style:writing-mode="lr-tb"/>
    </style:style>
    <style:style style:name="P100" style:family="paragraph">
      <loext:graphic-properties draw:fill-color="#b4c7dc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Monospace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size-asian="19.3999996185303pt"/>
    </style:style>
    <style:style style:name="T11" style:family="text">
      <style:text-properties fo:font-size="19.3999996185303pt"/>
    </style:style>
    <style:style style:name="T1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bf00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5pt" style:font-size-asian="6pt" style:font-size-complex="6pt"/>
    </style:style>
    <style:style style:name="T23" style:family="text">
      <style:text-properties fo:color="#81d41a" fo:font-size="15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171cm" svg:height="1.401cm" svg:x="10.269cm" svg:y="1.2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51cm" svg:height="1.227cm" svg:x="10.378cm" svg:y="1.536cm">
          <draw:text-box>
            <text:p><text:span text:style-name="T1">ConcurrentHashMap&lt;K, V&gt;</text:span></text:p>
          </draw:text-box>
        </draw:frame>
        <draw:custom-shape draw:style-name="gr3" draw:text-style-name="P1" xml:id="id2" draw:id="id2" draw:layer="layout" svg:width="3.306cm" svg:height="1.401cm" svg:x="8.063cm" svg:y="5.1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45cm" svg:height="1.273cm" svg:x="8.173cm" svg:y="5.505cm">
          <draw:text-box>
            <text:p text:style-name="P3"><text:span text:style-name="T2">Segment1</text:span></text:p>
          </draw:text-box>
        </draw:frame>
        <draw:custom-shape draw:style-name="gr3" draw:text-style-name="P1" xml:id="id3" draw:id="id3" draw:layer="layout" svg:width="3.306cm" svg:height="1.401cm" svg:x="15.338cm" svg:y="5.1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45cm" svg:height="1.273cm" svg:x="15.448cm" svg:y="5.521cm">
          <draw:text-box>
            <text:p text:style-name="P3"><text:span text:style-name="T2">Segment2</text:span></text:p>
          </draw:text-box>
        </draw:frame>
        <draw:frame draw:style-name="gr5" draw:text-style-name="P4" draw:layer="layout" svg:width="3.968cm" svg:height="1.711cm" svg:x="1.121cm" svg:y="5.306cm">
          <draw:text-box>
            <text:p text:style-name="P3"><text:span text:style-name="T3">Segment[]</text:span></text:p>
          </draw:text-box>
        </draw:frame>
        <draw:custom-shape draw:style-name="gr3" draw:text-style-name="P1" xml:id="id4" draw:id="id4" draw:layer="layout" svg:width="3.306cm" svg:height="1.401cm" svg:x="5.97cm" svg:y="8.64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06cm" svg:height="1.097cm" svg:x="5.97cm" svg:y="8.922cm">
          <draw:text-box>
            <text:p text:style-name="P3"><text:span text:style-name="T4">HashEntry1.1</text:span></text:p>
          </draw:text-box>
        </draw:frame>
        <draw:frame draw:style-name="gr7" draw:text-style-name="P5" draw:layer="layout" svg:width="3.968cm" svg:height="1.44cm" svg:x="0.9cm" svg:y="8.86cm">
          <draw:text-box>
            <text:p text:style-name="P3"><text:span text:style-name="T5">HashEntry[]</text:span></text:p>
          </draw:text-box>
        </draw:frame>
        <draw:frame draw:style-name="gr5" draw:text-style-name="P4" draw:layer="layout" svg:width="3.968cm" svg:height="1.711cm" svg:x="1.121cm" svg:y="5.306cm">
          <draw:text-box>
            <text:p text:style-name="P3"><text:span text:style-name="T3">Segment[]</text:span></text:p>
          </draw:text-box>
        </draw:frame>
        <draw:frame draw:style-name="gr5" draw:text-style-name="P4" draw:layer="layout" svg:width="3.968cm" svg:height="1.711cm" svg:x="1.121cm" svg:y="5.306cm">
          <draw:text-box>
            <text:p text:style-name="P3"><text:span text:style-name="T3">Segment[]</text:span></text:p>
          </draw:text-box>
        </draw:frame>
        <draw:custom-shape draw:style-name="gr3" draw:text-style-name="P1" xml:id="id5" draw:id="id5" draw:layer="layout" svg:width="3.306cm" svg:height="1.401cm" svg:x="10.488cm" svg:y="8.64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06cm" svg:height="1.097cm" svg:x="10.488cm" svg:y="8.922cm">
          <draw:text-box>
            <text:p text:style-name="P3"><text:span text:style-name="T4">HashEntry1.2</text:span></text:p>
          </draw:text-box>
        </draw:frame>
        <draw:custom-shape draw:style-name="gr3" draw:text-style-name="P1" xml:id="id6" draw:id="id6" draw:layer="layout" svg:width="3.306cm" svg:height="1.401cm" svg:x="15.338cm" svg:y="8.64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06cm" svg:height="1.097cm" svg:x="15.338cm" svg:y="8.922cm">
          <draw:text-box>
            <text:p text:style-name="P3"><text:span text:style-name="T4">HashEntry2.1</text:span></text:p>
          </draw:text-box>
        </draw:frame>
        <draw:connector draw:style-name="gr8" draw:text-style-name="P1" draw:layer="layout" svg:x1="13.354cm" svg:y1="2.614cm" svg:x2="9.716cm" svg:y2="5.181cm" draw:start-shape="id1" draw:start-glue-point="2" draw:end-shape="id2" draw:end-glue-point="0" svg:d="M13354 2614v1283h-3638v1284" svg:viewBox="0 0 3639 2568">
          <text:p/>
        </draw:connector>
        <draw:connector draw:style-name="gr8" draw:text-style-name="P1" draw:layer="layout" svg:x1="13.354cm" svg:y1="2.614cm" svg:x2="16.991cm" svg:y2="5.198cm" draw:start-shape="id1" draw:start-glue-point="2" draw:end-shape="id3" draw:end-glue-point="0" svg:d="M13354 2614v1291h3637v1293" svg:viewBox="0 0 3638 2585">
          <text:p/>
        </draw:connector>
        <draw:connector draw:style-name="gr8" draw:text-style-name="P1" draw:layer="layout" svg:x1="9.716cm" svg:y1="6.582cm" svg:x2="7.623cm" svg:y2="8.644cm" draw:start-shape="id2" draw:start-glue-point="2" draw:end-shape="id4" draw:end-glue-point="0" svg:d="M9716 6582v1030h-2093v1032" svg:viewBox="0 0 2094 2063">
          <text:p/>
        </draw:connector>
        <draw:connector draw:style-name="gr8" draw:text-style-name="P1" draw:layer="layout" svg:x1="9.716cm" svg:y1="6.582cm" svg:x2="12.141cm" svg:y2="8.644cm" draw:start-shape="id2" draw:start-glue-point="2" draw:end-shape="id5" draw:end-glue-point="0" svg:d="M9716 6582v1030h2425v1032" svg:viewBox="0 0 2426 2063">
          <text:p/>
        </draw:connector>
        <draw:connector draw:style-name="gr8" draw:text-style-name="P1" draw:layer="layout" svg:x1="16.991cm" svg:y1="6.599cm" svg:x2="16.991cm" svg:y2="8.644cm" draw:start-shape="id3" draw:start-glue-point="2" draw:end-shape="id6" draw:end-glue-point="0" svg:d="M16991 6599v2045" svg:viewBox="0 0 1 2046">
          <text:p/>
        </draw:connector>
        <draw:frame draw:style-name="gr9" draw:text-style-name="P6" xml:id="id10" draw:id="id10" draw:layer="layout" svg:width="3.8cm" svg:height="2.491cm" svg:x="2.4cm" svg:y="13.709cm">
          <draw:image xlink:href="Pictures/10000201000001B9000001216475643ECDBC74F4.png" xlink:type="simple" xlink:show="embed" xlink:actuate="onLoad" loext:mime-type="image/png">
            <text:p/>
          </draw:image>
        </draw:frame>
        <draw:g xml:id="id12" draw:id="id12">
          <draw:custom-shape draw:style-name="gr10" draw:text-style-name="P8" draw:layer="layout" svg:width="9.5cm" svg:height="5.2cm" svg:x="14.1cm" svg:y="13.1cm"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注册中心集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10" xml:id="id7" draw:id="id7" draw:layer="layout" svg:width="1.493cm" svg:height="0.769cm" svg:x="18.104cm" svg:y="13.74cm">
              <text:p text:style-name="P9"><text:span text:style-name="T7">ES-A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xml:id="id8" draw:id="id8" draw:layer="layout" svg:width="1.493cm" svg:height="0.769cm" svg:x="14.759cm" svg:y="16.131cm">
              <text:p text:style-name="P9"><text:span text:style-name="T7">ES-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0" xml:id="id9" draw:id="id9" draw:layer="layout" svg:width="1.494cm" svg:height="0.769cm" svg:x="21.447cm" svg:y="16.131cm">
              <text:p text:style-name="P9"><text:span text:style-name="T7">ES-C</text:span></text:p>
              <draw:enhanced-geometry svg:viewBox="0 0 21600 21600" draw:type="rectangle" draw:enhanced-path="M 0 0 L 21600 0 21600 21600 0 21600 0 0 Z N"/>
            </draw:custom-shape>
            <draw:connector draw:style-name="gr13" draw:text-style-name="P11" draw:layer="layout" draw:type="line" svg:x1="18.104cm" svg:y1="14.124cm" svg:x2="15.505cm" svg:y2="16.131cm" draw:start-shape="id7" draw:start-glue-point="3" draw:end-shape="id8" draw:end-glue-point="0" svg:d="M18104 14124l-2599 2007" svg:viewBox="0 0 2600 2008">
              <text:p text:style-name="P1"><text:span text:style-name="T8">注册</text:span></text:p>
            </draw:connector>
            <draw:connector draw:style-name="gr13" draw:text-style-name="P11" draw:layer="layout" draw:type="line" svg:x1="19.597cm" svg:y1="14.124cm" svg:x2="22.194cm" svg:y2="16.131cm" draw:start-shape="id7" draw:start-glue-point="1" draw:end-shape="id9" draw:end-glue-point="0" svg:d="M19597 14124l2597 2007" svg:viewBox="0 0 2598 2008">
              <text:p text:style-name="P1"><text:span text:style-name="T8">注册</text:span></text:p>
            </draw:connector>
            <draw:connector draw:style-name="gr13" draw:text-style-name="P11" draw:layer="layout" draw:type="line" svg:x1="16.252cm" svg:y1="16.515cm" svg:x2="21.447cm" svg:y2="16.515cm" draw:start-shape="id8" draw:start-glue-point="1" draw:end-shape="id9" draw:end-glue-point="3" svg:d="M16252 16515h5195" svg:viewBox="0 0 5196 1">
              <text:p text:style-name="P1"><text:span text:style-name="T8">注册</text:span></text:p>
            </draw:connector>
          </draw:g>
        </draw:g>
        <draw:g xml:id="id13" draw:id="id13">
          <draw:custom-shape draw:style-name="gr14" draw:text-style-name="P12" draw:layer="layout" svg:width="5cm" svg:height="6.6cm" svg:x="29.6cm" svg:y="1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3" draw:layer="layout" svg:width="3.8cm" svg:height="1.1cm" svg:x="30.2cm" svg:y="13cm">
            <text:p text:style-name="P13"><text:span text:style-name="T8">confi</text:span><text:span text:style-name="T8">gSer</text:span><text:span text:style-name="T8">verA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3.8cm" svg:height="1.1cm" svg:x="30.2cm" svg:y="14.6cm">
            <text:p text:style-name="P13"><text:span text:style-name="T8">configServer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3.8cm" svg:height="1.1cm" svg:x="30.2cm" svg:y="16.2cm">
            <text:p text:style-name="P13"><text:span text:style-name="T8">configServer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3.8cm" svg:height="1.1cm" svg:x="30.2cm" svg:y="17.8cm">
            <text:p text:style-name="P7"><text:span text:style-name="T6">配置中心集群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7" draw:text-style-name="P16" draw:layer="layout" svg:width="4cm" svg:height="5.7cm" svg:x="6.4cm" svg:y="22.1cm">
            <text:p text:style-name="P15"/>
            <text:p text:style-name="P15"/>
            <text:p text:style-name="P15"/>
            <text:p text:style-name="P15"/>
            <text:p text:style-name="P15"><text:span text:style-name="T6">服务网关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3cm" svg:height="1.9cm" svg:x="6.9cm" svg:y="23.1cm">
            <text:p text:style-name="P13"><text:span text:style-name="T8">重试机</text:span><text:span text:style-name="T8">制</text:span></text:p>
            <text:p text:style-name="P13"><text:span text:style-name="T8">负载均</text:span><text:span text:style-name="T8">衡</text:span></text:p>
            <text:p text:style-name="P13"><text:span text:style-name="T8">熔断机</text:span><text:span text:style-name="T8">制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19" draw:text-style-name="P16" draw:layer="layout" svg:width="9.5cm" svg:height="5.7cm" svg:x="14.1cm" svg:y="22.1cm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pan text:style-name="T6">服务消费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0" draw:text-style-name="P16" draw:layer="layout" svg:width="2.7cm" svg:height="3.9cm" svg:x="15.25cm" svg:y="22.5cm">
                <text:p text:style-name="P15"/>
                <text:p text:style-name="P15"/>
                <text:p text:style-name="P15"><text:span text:style-name="T8">断路器</text:span></text:p>
                <text:p text:style-name="P15"><text:span text:style-name="T8">熔断器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1" draw:text-style-name="P19" draw:layer="layout" svg:width="2cm" svg:height="1.2cm" svg:x="15.65cm" svg:y="23cm">
                <text:p text:style-name="P18"><text:span text:style-name="T9">Hystri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6" draw:layer="layout" svg:width="2.7cm" svg:height="3.9cm" svg:x="19.75cm" svg:y="22.5cm">
                <text:p text:style-name="P15"/>
                <text:p text:style-name="P15"/>
                <text:p text:style-name="P15"><text:span text:style-name="T8">服务内负载</text:span></text:p>
                <text:p text:style-name="P15"><text:span text:style-name="T8">均衡器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2" draw:text-style-name="P20" draw:layer="layout" svg:width="2cm" svg:height="1.2cm" svg:x="20.15cm" svg:y="23cm">
                <text:p text:style-name="P18"><text:span text:style-name="T9">Ribbon</text:span></text:p>
                <text:p text:style-name="P18"><text:span text:style-name="T9">Reig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" draw:id="id15">
          <draw:custom-shape draw:style-name="gr23" draw:text-style-name="P12" draw:layer="layout" svg:width="4.4cm" svg:height="5.7cm" svg:x="27.9cm" svg:y="22.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draw:layer="layout" svg:width="3.1cm" svg:height="1.1cm" svg:x="28.55cm" svg:y="22.45cm">
            <text:p text:style-name="P13"><text:span text:style-name="T8">Service-</text:span><text:span text:style-name="T8">A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3.1cm" svg:height="1.1cm" svg:x="28.55cm" svg:y="23.95cm">
            <text:p text:style-name="P13"><text:span text:style-name="T8">Service-B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3.1cm" svg:height="1.1cm" svg:x="28.55cm" svg:y="25.45cm">
            <text:p text:style-name="P13"><text:span text:style-name="T8">Service-C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2" draw:layer="layout" svg:width="3.1cm" svg:height="1.1cm" svg:x="28.55cm" svg:y="26.75cm">
            <text:p text:style-name="P7"><text:span text:style-name="T6">服务提供者</text:span></text:p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26" draw:text-style-name="P23" draw:layer="layout" svg:width="1.1cm" svg:height="6.9cm" svg:x="36.7cm" svg:y="21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4" draw:layer="layout" svg:width="0.5cm" svg:height="0.8cm" svg:x="37cm" svg:y="22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24" draw:layer="layout" svg:width="0.8cm" svg:height="0.7cm" svg:x="36.85cm" svg:y="23.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4" draw:layer="layout" svg:width="0.8cm" svg:height="0.7cm" svg:x="36.85cm" svg:y="24.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4" draw:layer="layout" svg:width="0.8cm" svg:height="0.7cm" svg:x="36.85cm" svg:y="25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4" draw:layer="layout" svg:width="0.5cm" svg:height="0.8cm" svg:x="37cm" svg:y="26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9" draw:text-style-name="P25" draw:layer="layout" draw:type="line" svg:x1="4.3cm" svg:y1="16.2cm" svg:x2="6.4cm" svg:y2="24.95cm" draw:start-shape="id10" draw:start-glue-point="2" draw:end-shape="id11" draw:end-glue-point="3" svg:d="M4300 16200l2100 8750" svg:viewBox="0 0 2101 8751">
          <text:p text:style-name="P1"><text:span text:style-name="T8">API</text:span><text:span text:style-name="T8">调用</text:span></text:p>
        </draw:connector>
        <draw:connector draw:style-name="gr29" draw:text-style-name="P25" draw:layer="layout" draw:type="line" svg:x1="8.4cm" svg:y1="22.1cm" svg:x2="14.1cm" svg:y2="15.7cm" draw:start-shape="id11" draw:start-glue-point="0" draw:end-shape="id12" draw:end-glue-point="3" svg:d="M8400 22100l5700-6400" svg:viewBox="0 0 5701 6401">
          <text:p text:style-name="P1"><text:span text:style-name="T8">注册</text:span></text:p>
        </draw:connector>
        <draw:connector draw:style-name="gr29" draw:text-style-name="P25" draw:layer="layout" draw:type="line" svg:x1="29.6cm" svg:y1="15.7cm" svg:x2="23.6cm" svg:y2="15.7cm" draw:start-shape="id13" draw:start-glue-point="3" draw:end-shape="id12" draw:end-glue-point="1" svg:d="M29600 15700h-6000" svg:viewBox="0 0 6001 1">
          <text:p text:style-name="P1"><text:span text:style-name="T8">注册</text:span></text:p>
        </draw:connector>
        <draw:connector draw:style-name="gr29" draw:text-style-name="P25" draw:layer="layout" draw:type="line" svg:x1="18.85cm" svg:y1="22.1cm" svg:x2="18.85cm" svg:y2="18.3cm" draw:start-shape="id14" draw:start-glue-point="0" draw:end-shape="id12" draw:end-glue-point="2" svg:d="M18850 22100v-3800" svg:viewBox="0 0 1 3801">
          <text:p text:style-name="P1"><text:span text:style-name="T8">注册</text:span></text:p>
        </draw:connector>
        <draw:connector draw:style-name="gr29" draw:text-style-name="P25" draw:layer="layout" draw:type="line" svg:x1="10.4cm" svg:y1="24.95cm" svg:x2="14.1cm" svg:y2="24.95cm" draw:start-shape="id11" draw:start-glue-point="1" draw:end-shape="id14" draw:end-glue-point="3" svg:d="M10400 24950h3700" svg:viewBox="0 0 3701 1">
          <text:p text:style-name="P1"><text:span text:style-name="T8">调用服务</text:span></text:p>
        </draw:connector>
        <draw:connector draw:style-name="gr29" draw:text-style-name="P25" draw:layer="layout" draw:type="line" svg:x1="23.6cm" svg:y1="24.95cm" svg:x2="27.9cm" svg:y2="24.95cm" draw:start-shape="id14" draw:start-glue-point="1" draw:end-shape="id15" draw:end-glue-point="3" svg:d="M23600 24950h4300" svg:viewBox="0 0 4301 1">
          <text:p text:style-name="P1"><text:span text:style-name="T8">调用内部服务</text:span></text:p>
        </draw:connector>
        <draw:connector draw:style-name="gr30" draw:text-style-name="P25" draw:layer="layout" draw:type="line" svg:x1="36.7cm" svg:y1="24.95cm" svg:x2="32.3cm" svg:y2="24.95cm" draw:start-shape="id16" draw:start-glue-point="3" draw:end-shape="id15" draw:end-glue-point="1" svg:d="M36700 24950h-4400" svg:viewBox="0 0 4401 1">
          <text:p text:style-name="P1"><text:span text:style-name="T8">接收消息</text:span></text:p>
        </draw:connector>
        <draw:connector draw:style-name="gr30" draw:text-style-name="P25" draw:layer="layout" svg:x1="34.6cm" svg:y1="15.7cm" svg:x2="37.25cm" svg:y2="21.5cm" draw:start-shape="id13" draw:start-glue-point="1" draw:end-shape="id16" draw:end-glue-point="0" svg:d="M34600 15700h2650v5800" svg:viewBox="0 0 2651 5801">
          <text:p text:style-name="P1"><text:span text:style-name="T8"><text:s text:c="27"/></text:span><text:span text:style-name="T8">发送消息</text:span></text:p>
        </draw:connector>
        <draw:connector draw:style-name="gr29" draw:text-style-name="P25" draw:layer="layout" svg:x1="32.1cm" svg:y1="19cm" svg:x2="30.1cm" svg:y2="22.05cm" draw:start-shape="id13" draw:start-glue-point="2" draw:end-shape="id15" draw:end-glue-point="0" svg:d="M32100 19000v1526h-2000v1524" svg:viewBox="0 0 2001 3051">
          <text:p text:style-name="P1"><text:span text:style-name="T8">获取配置信息</text:span></text:p>
        </draw:connector>
        <draw:connector draw:style-name="gr29" draw:text-style-name="P25" draw:layer="layout" svg:x1="8.4cm" svg:y1="27.8cm" svg:x2="30.1cm" svg:y2="27.85cm" draw:start-shape="id11" draw:start-glue-point="2" draw:end-shape="id15" draw:end-glue-point="2" svg:d="M8400 27800v551h21700v-501" svg:viewBox="0 0 21701 552">
          <text:p text:style-name="P1"><text:span text:style-name="T8"/></text:p>
          <text:p text:style-name="P1"><text:span text:style-name="T8">调用服务</text:span></text:p>
        </draw:connector>
        <draw:line draw:style-name="gr31" draw:text-style-name="P26" draw:layer="layout" svg:x1="28cm" svg:y1="22.3cm" svg:x2="18.8cm" svg:y2="18.3cm">
          <text:p/>
        </draw:line>
        <draw:frame draw:style-name="gr32" draw:text-style-name="P27" draw:layer="layout" svg:width="1.349cm" svg:height="0.865cm" svg:x="22.8cm" svg:y="19.5cm">
          <draw:text-box>
            <text:p><text:span text:style-name="T8">注册</text:span></text:p>
          </draw:text-box>
        </draw:frame>
        <draw:frame draw:style-name="gr33" draw:text-style-name="P29" draw:layer="layout" svg:width="1.115cm" svg:height="2.1cm" svg:x="37.685cm" svg:y="23.1cm">
          <draw:text-box>
            <text:p text:style-name="P28"><text:span text:style-name="T8">消息总线</text:span></text:p>
          </draw:text-box>
        </draw:frame>
      </draw:page>
      <draw:page draw:name="page2" draw:style-name="dp1" draw:master-page-name="Default">
        <draw:custom-shape draw:style-name="gr34" draw:text-style-name="P24" draw:layer="layout" svg:width="3.968cm" svg:height="7.217cm" svg:x="2.313cm" svg:y="0.429cm">
          <text:p/>
          <draw:enhanced-geometry svg:viewBox="0 0 21600 21600" draw:type="rectangle" draw:enhanced-path="M 0 0 L 21600 0 21600 21600 0 21600 0 0 Z N"/>
        </draw:custom-shape>
        <draw:frame draw:style-name="gr35" draw:text-style-name="P30" draw:layer="layout" svg:width="3.086cm" svg:height="2.261cm" svg:x="2.534cm" svg:y="0.537cm">
          <draw:text-box>
            <text:p><text:span text:style-name="T10">局域网</text:span></text:p>
          </draw:text-box>
        </draw:frame>
        <draw:custom-shape draw:style-name="gr36" draw:text-style-name="P31" xml:id="id17" draw:id="id17" draw:layer="layout" svg:width="3.196cm" svg:height="1.185cm" svg:x="2.643cm" svg:y="2.045cm">
          <text:p text:style-name="P31"><text:span text:style-name="T11">PC1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19" draw:id="id19" draw:layer="layout" svg:width="3.196cm" svg:height="1.185cm" svg:x="2.643cm" svg:y="3.984cm">
          <text:p text:style-name="P31"><text:span text:style-name="T11">PC1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20" draw:id="id20" draw:layer="layout" svg:width="3.196cm" svg:height="1.185cm" svg:x="2.643cm" svg:y="5.599cm">
          <text:p text:style-name="P31"><text:span text:style-name="T11">PC1</text:span></text:p>
          <draw:enhanced-geometry svg:viewBox="0 0 21600 21600" draw:type="rectangle" draw:enhanced-path="M 0 0 L 21600 0 21600 21600 0 21600 0 0 Z N"/>
        </draw:custom-shape>
        <draw:custom-shape draw:style-name="gr37" draw:text-style-name="P33" xml:id="id18" draw:id="id18" draw:layer="layout" svg:width="2.865cm" svg:height="3.339cm" svg:x="9.257cm" svg:y="2.584cm">
          <text:p text:style-name="P32"><text:span text:style-name="T9">代理服务器</text:span></text:p>
          <text:p text:style-name="P32"><text:span text:style-name="T9">可以上网</text:span></text:p>
          <text:p text:style-name="P32"><text:span text:style-name="T9">请求转发</text:span></text:p>
          <draw:enhanced-geometry svg:viewBox="0 0 21600 21600" draw:type="rectangle" draw:enhanced-path="M 0 0 L 21600 0 21600 21600 0 21600 0 0 Z N"/>
        </draw:custom-shape>
        <draw:frame draw:style-name="gr38" draw:text-style-name="P34" xml:id="id21" draw:id="id21" draw:layer="layout" svg:width="4.833cm" svg:height="6.463cm" svg:x="15.318cm" svg:y="0.861cm">
          <draw:image xlink:href="Pictures/100002010000016E0000012822F343AE3D3366C5.png" xlink:type="simple" xlink:show="embed" xlink:actuate="onLoad" loext:mime-type="image/png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Internet</text:span></text:p>
          </draw:image>
        </draw:frame>
        <draw:connector draw:style-name="gr39" draw:text-style-name="P35" draw:layer="layout" draw:type="line" svg:x1="5.839cm" svg:y1="2.637cm" svg:x2="9.257cm" svg:y2="4.253cm" draw:start-shape="id17" draw:start-glue-point="1" draw:end-shape="id18" draw:end-glue-point="3" svg:d="M5839 2637l3418 1616" svg:viewBox="0 0 3419 1617">
          <text:p/>
        </draw:connector>
        <draw:connector draw:style-name="gr39" draw:text-style-name="P35" draw:layer="layout" draw:type="line" svg:x1="5.839cm" svg:y1="4.576cm" svg:x2="9.257cm" svg:y2="4.253cm" draw:start-shape="id19" draw:start-glue-point="1" draw:end-shape="id18" draw:end-glue-point="3" svg:d="M5839 4576l3418-323" svg:viewBox="0 0 3419 324">
          <text:p/>
        </draw:connector>
        <draw:connector draw:style-name="gr39" draw:text-style-name="P35" draw:layer="layout" draw:type="line" svg:x1="5.839cm" svg:y1="6.191cm" svg:x2="9.257cm" svg:y2="4.253cm" draw:start-shape="id20" draw:start-glue-point="1" draw:end-shape="id18" draw:end-glue-point="3" svg:d="M5839 6191l3418-1938" svg:viewBox="0 0 3419 1939">
          <text:p/>
        </draw:connector>
        <draw:connector draw:style-name="gr39" draw:text-style-name="P35" draw:layer="layout" draw:type="line" svg:x1="12.122cm" svg:y1="4.253cm" svg:x2="15.318cm" svg:y2="4.092cm" draw:start-shape="id18" draw:start-glue-point="1" draw:end-shape="id21" draw:end-glue-point="3" svg:d="M12122 4253l3196-161" svg:viewBox="0 0 3197 162">
          <text:p/>
        </draw:connector>
        <draw:frame draw:style-name="gr38" draw:text-style-name="P34" xml:id="id22" draw:id="id22" draw:layer="layout" svg:width="4.833cm" svg:height="6.463cm" svg:x="1.2cm" svg:y="8.9cm">
          <draw:image xlink:href="Pictures/100002010000016E0000012822F343AE3D3366C5.png" xlink:type="simple" xlink:show="embed" xlink:actuate="onLoad" loext:mime-type="image/png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Internet</text:span></text:p>
          </draw:image>
        </draw:frame>
        <draw:custom-shape draw:style-name="gr40" draw:text-style-name="P37" xml:id="id23" draw:id="id23" draw:layer="layout" svg:width="3.415cm" svg:height="3.339cm" svg:x="8.788cm" svg:y="11.269cm">
          <text:p text:style-name="P36"><text:span text:style-name="T8">网站入口</text:span></text:p>
          <text:p text:style-name="P36"><text:span text:style-name="T8">公网</text:span><text:span text:style-name="T8">IP</text:span></text:p>
          <text:p text:style-name="P36"><text:span text:style-name="T8">反向代理服</text:span><text:span text:style-name="T8">务器</text:span></text:p>
          <text:p text:style-name="P36"><text:span text:style-name="T8">nginx</text:span>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3.968cm" svg:height="7.217cm" svg:x="15.621cm" svg:y="9.223cm">
          <text:p/>
          <draw:enhanced-geometry svg:viewBox="0 0 21600 21600" draw:type="rectangle" draw:enhanced-path="M 0 0 L 21600 0 21600 21600 0 21600 0 0 Z N"/>
        </draw:custom-shape>
        <draw:frame draw:style-name="gr41" draw:text-style-name="P30" draw:layer="layout" svg:width="3.086cm" svg:height="1.268cm" svg:x="15.842cm" svg:y="9.331cm">
          <draw:text-box>
            <text:p><text:span text:style-name="T10">网站</text:span></text:p>
          </draw:text-box>
        </draw:frame>
        <draw:custom-shape draw:style-name="gr36" draw:text-style-name="P31" xml:id="id24" draw:id="id24" draw:layer="layout" svg:width="3.196cm" svg:height="1.185cm" svg:x="15.951cm" svg:y="10.839cm">
          <text:p text:style-name="P31"><text:span text:style-name="T11">Tomcat1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25" draw:id="id25" draw:layer="layout" svg:width="3.196cm" svg:height="1.185cm" svg:x="15.951cm" svg:y="12.777cm">
          <text:p text:style-name="P31"><text:span text:style-name="T11">Tomcat2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26" draw:id="id26" draw:layer="layout" svg:width="3.196cm" svg:height="1.185cm" svg:x="15.951cm" svg:y="14.393cm">
          <text:p text:style-name="P31"><text:span text:style-name="T11">Tomcat3</text:span></text:p>
          <draw:enhanced-geometry svg:viewBox="0 0 21600 21600" draw:type="rectangle" draw:enhanced-path="M 0 0 L 21600 0 21600 21600 0 21600 0 0 Z N"/>
        </draw:custom-shape>
        <draw:connector draw:style-name="gr39" draw:text-style-name="P35" draw:layer="layout" draw:type="line" svg:x1="6.033cm" svg:y1="12.131cm" svg:x2="8.788cm" svg:y2="12.938cm" draw:start-shape="id22" draw:start-glue-point="1" draw:end-shape="id23" draw:end-glue-point="3" svg:d="M6033 12131l2755 807" svg:viewBox="0 0 2756 808">
          <text:p/>
        </draw:connector>
        <draw:connector draw:style-name="gr39" draw:text-style-name="P35" draw:layer="layout" draw:type="line" svg:x1="12.203cm" svg:y1="12.938cm" svg:x2="15.951cm" svg:y2="11.431cm" draw:start-shape="id23" draw:start-glue-point="1" draw:end-shape="id24" draw:end-glue-point="3" svg:d="M12203 12938l3748-1507" svg:viewBox="0 0 3749 1508">
          <text:p/>
        </draw:connector>
        <draw:connector draw:style-name="gr39" draw:text-style-name="P35" draw:layer="layout" draw:type="line" svg:x1="12.203cm" svg:y1="12.938cm" svg:x2="15.951cm" svg:y2="13.369cm" draw:start-shape="id23" draw:start-glue-point="1" draw:end-shape="id25" draw:end-glue-point="3" svg:d="M12203 12938l3748 431" svg:viewBox="0 0 3749 432">
          <text:p/>
        </draw:connector>
        <draw:connector draw:style-name="gr39" draw:text-style-name="P35" draw:layer="layout" draw:type="line" svg:x1="12.203cm" svg:y1="12.938cm" svg:x2="15.951cm" svg:y2="14.985cm" draw:start-shape="id23" draw:start-glue-point="1" draw:end-shape="id26" draw:end-glue-point="3" svg:d="M12203 12938l3748 2047" svg:viewBox="0 0 3749 2048">
          <text:p/>
        </draw:connector>
        <draw:custom-shape draw:style-name="gr42" draw:text-style-name="P38" draw:layer="layout" svg:width="10.7cm" svg:height="9.1cm" svg:x="26.2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3" draw:text-style-name="P39" draw:layer="layout" svg:x1="27.2cm" svg:y1="10.8cm" svg:x2="35.8cm" svg:y2="10.8cm">
          <text:p/>
        </draw:line>
        <draw:line draw:style-name="gr43" draw:text-style-name="P40" draw:layer="layout" svg:x1="28.4cm" svg:y1="8.9cm" svg:x2="34.7cm" svg:y2="8.9cm">
          <text:p/>
        </draw:line>
        <draw:line draw:style-name="gr43" draw:text-style-name="P40" draw:layer="layout" svg:x1="29.625cm" svg:y1="6.9cm" svg:x2="33.5cm" svg:y2="6.9cm">
          <text:p/>
        </draw:line>
        <draw:frame draw:style-name="gr44" draw:text-style-name="P41" draw:layer="layout" svg:width="2.051cm" svg:height="1.373cm" svg:x="30.65cm" svg:y="5.6cm">
          <draw:text-box>
            <text:p><text:span text:style-name="T12">硬件</text:span></text:p>
          </draw:text-box>
        </draw:frame>
        <draw:frame draw:style-name="gr45" draw:text-style-name="P41" draw:layer="layout" svg:width="3.601cm" svg:height="1.373cm" svg:x="29.875cm" svg:y="7.6cm">
          <draw:text-box>
            <text:p><text:span text:style-name="T12">系统配置</text:span></text:p>
          </draw:text-box>
        </draw:frame>
        <draw:frame draw:style-name="gr46" draw:text-style-name="P41" draw:layer="layout" svg:width="5.15cm" svg:height="1.373cm" svg:x="29.1cm" svg:y="9.5cm">
          <draw:text-box>
            <text:p><text:span text:style-name="T12">数据库表结构</text:span></text:p>
          </draw:text-box>
        </draw:frame>
        <draw:frame draw:style-name="gr47" draw:text-style-name="P41" draw:layer="layout" svg:width="4.591cm" svg:height="1.373cm" svg:x="29.611cm" svg:y="11.3cm">
          <draw:text-box>
            <text:p><text:span text:style-name="T12">SQL</text:span><text:span text:style-name="T12">及索引</text:span></text:p>
          </draw:text-box>
        </draw:frame>
        <draw:custom-shape draw:style-name="gr48" draw:text-style-name="P43" draw:layer="layout" svg:width="10.1cm" svg:height="1cm" draw:transform="rotate (1.0170033551371) translate (25.1cm 11.69cm)">
          <text:p text:style-name="P42"><text:span text:style-name="T13">成本</text:span><text:span text:style-name="T13"><text:tab/></text:span><text:span text:style-name="T13"><text:tab/></text:span><text:span text:style-name="T13">高</text:span></text:p>
          <draw:enhanced-geometry svg:viewBox="0 0 21600 21600" draw:text-areas="0 ?f0 ?f5 ?f2" draw:type="right-arrow" draw:modifiers="16378.759343753 4416.29515757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43" draw:layer="layout" svg:width="10.1cm" svg:height="1cm" draw:transform="rotate (-1.03306038425544) translate (32.859cm 3.4cm)">
          <text:p text:style-name="P42"><text:span text:style-name="T13">效果</text:span><text:span text:style-name="T13"><text:tab/></text:span><text:span text:style-name="T13"><text:tab/></text:span><text:span text:style-name="T13">高</text:span></text:p>
          <draw:enhanced-geometry svg:viewBox="0 0 21600 21600" draw:text-areas="0 ?f0 ?f5 ?f2" draw:type="right-arrow" draw:modifiers="16378.759343753 4416.29515757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1" draw:id="id31">
          <draw:custom-shape draw:style-name="gr49" draw:text-style-name="P12" draw:layer="layout" svg:width="17.3cm" svg:height="7.3cm" svg:x="12.4cm" svg:y="19.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4" xml:id="id27" draw:id="id27" draw:layer="layout" svg:width="4.6cm" svg:height="1.4cm" svg:x="18.75cm" svg:y="20.2cm">
            <text:p text:style-name="P44"><text:span text:style-name="T14">EurekaServer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4" xml:id="id28" draw:id="id28" draw:layer="layout" svg:width="4.6cm" svg:height="1.4cm" svg:x="13.85cm" svg:y="23.65cm">
            <text:p text:style-name="P44"><text:span text:style-name="T14">EurekaServer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4" xml:id="id29" draw:id="id29" draw:layer="layout" svg:width="4.6cm" svg:height="1.4cm" svg:x="23.65cm" svg:y="23.65cm">
            <text:p text:style-name="P44"><text:span text:style-name="T14">EurekaServer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1" draw:text-style-name="P45" draw:layer="layout" draw:type="line" svg:x1="18.75cm" svg:y1="20.9cm" svg:x2="16.15cm" svg:y2="23.65cm" draw:start-shape="id27" draw:start-glue-point="3" draw:end-shape="id28" draw:end-glue-point="0" svg:d="M18750 20900l-2600 2750" svg:viewBox="0 0 2601 2751">
            <text:p text:style-name="P1"><text:span text:style-name="T9">数据同步</text:span></text:p>
          </draw:connector>
          <draw:connector draw:style-name="gr51" draw:text-style-name="P26" draw:layer="layout" draw:type="line" svg:x1="18.45cm" svg:y1="24.35cm" svg:x2="23.65cm" svg:y2="24.35cm" draw:start-shape="id28" draw:start-glue-point="1" draw:end-shape="id29" draw:end-glue-point="3" svg:d="M18450 24350h5200" svg:viewBox="0 0 5201 1">
            <text:p text:style-name="P1"><text:span text:style-name="T9">服务同步</text:span></text:p>
          </draw:connector>
          <draw:connector draw:style-name="gr51" draw:text-style-name="P45" draw:layer="layout" draw:type="line" svg:x1="23.35cm" svg:y1="20.9cm" svg:x2="25.95cm" svg:y2="23.65cm" draw:start-shape="id27" draw:start-glue-point="1" draw:end-shape="id29" draw:end-glue-point="0" svg:d="M23350 20900l2600 2750" svg:viewBox="0 0 2601 2751">
            <text:p text:style-name="P1"><text:span text:style-name="T9">服务同步</text:span></text:p>
          </draw:connector>
          <draw:frame draw:style-name="gr52" draw:text-style-name="P46" draw:layer="layout" svg:width="5.788cm" svg:height="1.17cm" svg:x="18.3cm" svg:y="25.8cm">
            <draw:text-box>
              <text:p>EurekaServer集群</text:p>
            </draw:text-box>
          </draw:frame>
        </draw:g>
        <draw:custom-shape draw:style-name="gr53" draw:text-style-name="P47" xml:id="id30" draw:id="id30" draw:layer="layout" svg:width="5.8cm" svg:height="2.7cm" svg:x="3.7cm" svg:y="18.8cm">
          <text:p text:style-name="P15">服务消费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xml:id="id32" draw:id="id32" draw:layer="layout" svg:width="5.8cm" svg:height="2.7cm" svg:x="3.7cm" svg:y="24.4cm">
          <text:p text:style-name="P15">服务提供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8" draw:layer="layout" draw:type="line" svg:x1="9.5cm" svg:y1="20.15cm" svg:x2="12.4cm" svg:y2="23.35cm" draw:start-shape="id30" draw:start-glue-point="10" draw:end-shape="id31" draw:end-glue-point="3" svg:d="M9500 20150l2900 3200" svg:viewBox="0 0 2901 3201">
          <text:p text:style-name="P1"><text:span text:style-name="T14">服务发现</text:span></text:p>
        </draw:connector>
        <draw:connector draw:style-name="gr29" draw:text-style-name="P48" draw:layer="layout" draw:type="line" svg:x1="9.5cm" svg:y1="25.75cm" svg:x2="12.4cm" svg:y2="23.35cm" draw:start-shape="id32" draw:start-glue-point="10" draw:end-shape="id31" draw:end-glue-point="3" svg:d="M9500 25750l2900-2400" svg:viewBox="0 0 2901 2401">
          <text:p text:style-name="P1"><text:span text:style-name="T14">服务注册</text:span></text:p>
        </draw:connector>
      </draw:page>
      <draw:page draw:name="page3" draw:style-name="dp1" draw:master-page-name="Default">
        <draw:frame draw:style-name="gr9" draw:text-style-name="P6" xml:id="id33" draw:id="id33" draw:layer="layout" svg:width="3.85cm" svg:height="4.093cm" svg:x="1.107cm" svg:y="1.063cm">
          <draw:image xlink:href="Pictures/10000201000001330000014E2E0DE927928F3640.png" xlink:type="simple" xlink:show="embed" xlink:actuate="onLoad" loext:mime-type="image/png">
            <text:p/>
          </draw:image>
        </draw:frame>
        <draw:custom-shape draw:style-name="gr54" draw:text-style-name="P49" xml:id="id34" draw:id="id34" draw:layer="layout" svg:width="4.408cm" svg:height="5.278cm" svg:x="7.057cm" svg:y="1.062cm">
          <text:p text:style-name="P49"><text:span text:style-name="T15">反向代理服务器</text:span></text:p>
          <text:p text:style-name="P49"><text:span text:style-name="T15">Nginx</text:span></text:p>
          <text:p text:style-name="P49"><text:span text:style-name="T15">192.168.25.148</text:span></text:p>
          <draw:enhanced-geometry svg:viewBox="0 0 21600 21600" draw:type="rectangle" draw:enhanced-path="M 0 0 L 21600 0 21600 21600 0 21600 0 0 Z N"/>
        </draw:custom-shape>
        <draw:custom-shape draw:style-name="gr55" draw:text-style-name="P51" xml:id="id35" draw:id="id35" draw:layer="layout" svg:width="5.18cm" svg:height="2.585cm" svg:x="14.22cm" svg:y="0.2cm">
          <text:p text:style-name="P50"><text:span text:style-name="T14"><text:a xlink:href="http://www.sian.com.cn/" xlink:type="simple">www.sian.com.cn</text:a></text:span></text:p>
          <text:p text:style-name="P50"><text:span text:style-name="T14">Tomcat(8080)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36" draw:id="id36" draw:layer="layout" svg:width="5.179cm" svg:height="2.585cm" svg:x="14.221cm" svg:y="4.617cm">
          <text:p text:style-name="P50"><text:span text:style-name="T14">www.sohu.com</text:span></text:p>
          <text:p text:style-name="P50"><text:span text:style-name="T14">Tomcat(8081)</text:span></text:p>
          <draw:enhanced-geometry svg:viewBox="0 0 21600 21600" draw:type="rectangle" draw:enhanced-path="M 0 0 L 21600 0 21600 21600 0 21600 0 0 Z N"/>
        </draw:custom-shape>
        <draw:connector draw:style-name="gr39" draw:text-style-name="P35" draw:layer="layout" draw:type="line" svg:x1="4.957cm" svg:y1="3.109cm" svg:x2="7.057cm" svg:y2="3.701cm" draw:start-shape="id33" draw:start-glue-point="1" draw:end-shape="id34" draw:end-glue-point="3" svg:d="M4957 3109l2100 592" svg:viewBox="0 0 2101 593">
          <text:p/>
        </draw:connector>
        <draw:connector draw:style-name="gr39" draw:text-style-name="P35" draw:layer="layout" draw:type="line" svg:x1="11.465cm" svg:y1="3.701cm" svg:x2="14.22cm" svg:y2="1.492cm" draw:start-shape="id34" draw:start-glue-point="1" draw:end-shape="id35" draw:end-glue-point="3" svg:d="M11465 3701l2755-2209" svg:viewBox="0 0 2756 2210">
          <text:p/>
        </draw:connector>
        <draw:connector draw:style-name="gr39" draw:text-style-name="P35" draw:layer="layout" draw:type="line" svg:x1="11.465cm" svg:y1="3.701cm" svg:x2="14.221cm" svg:y2="5.909cm" draw:start-shape="id34" draw:start-glue-point="1" draw:end-shape="id36" draw:end-glue-point="3" svg:d="M11465 3701l2756 2208" svg:viewBox="0 0 2757 2209">
          <text:p/>
        </draw:connector>
        <draw:frame draw:style-name="gr38" draw:text-style-name="P52" xml:id="id40" draw:id="id40" draw:layer="layout" svg:width="1.582cm" svg:height="2.633cm" svg:x="0.541cm" svg:y="8.49cm">
          <draw:image xlink:href="Pictures/10000201000000A300000165344BF3FE8E33F5A9.png" xlink:type="simple" xlink:show="embed" xlink:actuate="onLoad" loext:mime-type="image/png">
            <text:p text:style-name="P1"><text:span text:style-name="T8">Tomcat1</text:span></text:p>
          </draw:image>
        </draw:frame>
        <draw:custom-shape draw:style-name="gr57" draw:text-style-name="P36" draw:layer="layout" svg:width="3.919cm" svg:height="0.676cm" svg:x="2.274cm" svg:y="9.368cm">
          <text:p text:style-name="P36"><text:span text:style-name="T8">session</text:span><text:span text:style-name="T8">同步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52" xml:id="id41" draw:id="id41" draw:layer="layout" svg:width="1.582cm" svg:height="2.633cm" svg:x="6.342cm" svg:y="8.49cm">
          <draw:image xlink:href="Pictures/10000201000000A300000165344BF3FE8E33F5A9.png" xlink:type="simple" xlink:show="embed" xlink:actuate="onLoad" loext:mime-type="image/png">
            <text:p text:style-name="P1"><text:span text:style-name="T8">Tomcat2</text:span></text:p>
          </draw:image>
        </draw:frame>
        <draw:custom-shape draw:style-name="gr59" draw:text-style-name="P36" xml:id="id39" draw:id="id39" draw:layer="layout" svg:width="3.15cm" svg:height="0.798cm" svg:x="2.636cm" svg:y="12.583cm">
          <text:p text:style-name="P36"><text:span text:style-name="T8">Nginx</text:span></text:p>
          <draw:enhanced-geometry svg:viewBox="0 0 21600 21600" draw:type="rectangle" draw:enhanced-path="M 0 0 L 21600 0 21600 21600 0 21600 0 0 Z N"/>
        </draw:custom-shape>
        <draw:frame draw:style-name="gr38" draw:text-style-name="P34" xml:id="id38" draw:id="id38" draw:layer="layout" svg:width="2.01cm" svg:height="1.964cm" svg:x="3.16cm" svg:y="14.737cm">
          <draw:image xlink:href="Pictures/1000153200000B0F00000B0F05CB005EFAE2F9B2.svg" xlink:type="simple" xlink:show="embed" xlink:actuate="onLoad" loext:mime-type="image/svg+xml">
            <text:p text:style-name="P1"><text:span text:style-name="T11">Cookie</text:span></text:p>
          </draw:image>
          <draw:image xlink:href="Pictures/100002010000006B0000006B78840FA965D6D237.png" xlink:type="simple" xlink:show="embed" xlink:actuate="onLoad" loext:mime-type="image/png"/>
        </draw:frame>
        <draw:frame draw:style-name="gr9" draw:text-style-name="P6" xml:id="id37" draw:id="id37" draw:layer="layout" svg:width="1.939cm" svg:height="2.693cm" svg:x="8.961cm" svg:y="14.307cm">
          <draw:image xlink:href="Pictures/10000201000000FC00000166E5905D9F85D3A612.png" xlink:type="simple" xlink:show="embed" xlink:actuate="onLoad" loext:mime-type="image/png">
            <text:p/>
          </draw:image>
        </draw:frame>
        <draw:connector draw:style-name="gr31" draw:text-style-name="P35" draw:layer="layout" draw:type="line" svg:x1="8.961cm" svg:y1="15.653cm" svg:x2="5.17cm" svg:y2="15.719cm" draw:start-shape="id37" draw:start-glue-point="3" draw:end-shape="id38" draw:end-glue-point="1" svg:d="M8961 15653l-3791 66" svg:viewBox="0 0 3792 67">
          <text:p/>
        </draw:connector>
        <draw:connector draw:style-name="gr31" draw:text-style-name="P35" draw:layer="layout" draw:type="line" svg:x1="4.165cm" svg:y1="14.737cm" svg:x2="4.211cm" svg:y2="13.381cm" draw:start-shape="id38" draw:start-glue-point="0" draw:end-shape="id39" draw:end-glue-point="2" svg:d="M4165 14737l46-1356" svg:viewBox="0 0 47 1357">
          <text:p/>
        </draw:connector>
        <draw:connector draw:style-name="gr31" draw:text-style-name="P35" draw:layer="layout" draw:type="line" svg:x1="4.211cm" svg:y1="12.583cm" svg:x2="1.332cm" svg:y2="11.123cm" draw:start-shape="id39" draw:start-glue-point="0" draw:end-shape="id40" draw:end-glue-point="2" svg:d="M4211 12583l-2879-1460" svg:viewBox="0 0 2880 1461">
          <text:p/>
        </draw:connector>
        <draw:connector draw:style-name="gr31" draw:text-style-name="P35" draw:layer="layout" draw:type="line" svg:x1="4.211cm" svg:y1="12.583cm" svg:x2="7.133cm" svg:y2="11.123cm" draw:start-shape="id39" draw:start-glue-point="0" draw:end-shape="id41" draw:end-glue-point="2" svg:d="M4211 12583l2922-1460" svg:viewBox="0 0 2923 1461">
          <text:p/>
        </draw:connector>
      </draw:page>
      <draw:page draw:name="page4" draw:style-name="dp1" draw:master-page-name="Default">
        <draw:frame draw:style-name="gr38" draw:text-style-name="P53" draw:layer="layout" svg:width="2.56cm" svg:height="3.554cm" svg:x="0.44cm" svg:y="2.261cm">
          <draw:image xlink:href="Pictures/10000201000000FC00000166E5905D9F85D3A612.png" xlink:type="simple" xlink:show="embed" xlink:actuate="onLoad" loext:mime-type="image/png">
            <text:p text:style-name="P1"><text:span text:style-name="T9">用户</text:span></text:p>
          </draw:image>
        </draw:frame>
        <draw:custom-shape draw:style-name="gr60" draw:text-style-name="P1" draw:layer="layout" svg:width="4.298cm" svg:height="5.278cm" svg:x="6.061cm" svg:y="1.29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4" draw:layer="layout" svg:width="3.416cm" svg:height="2.262cm" svg:x="6.501cm" svg:y="3.446cm">
          <text:p text:style-name="P36"><text:span text:style-name="T8">Controller</text:span></text:p>
          <text:p text:style-name="P36"><text:span text:style-name="T8">Service</text:span></text:p>
          <text:p text:style-name="P36"><text:span text:style-name="T8">Dao</text:span></text:p>
          <draw:enhanced-geometry svg:viewBox="0 0 21600 21600" draw:type="rectangle" draw:enhanced-path="M 0 0 L 21600 0 21600 21600 0 21600 0 0 Z N"/>
        </draw:custom-shape>
        <draw:frame draw:style-name="gr62" draw:text-style-name="P30" draw:layer="layout" svg:width="4.808cm" svg:height="1.268cm" svg:x="6.195cm" svg:y="1.755cm">
          <draw:text-box>
            <text:p><text:span text:style-name="T10">服务器集群</text:span></text:p>
          </draw:text-box>
        </draw:frame>
        <draw:custom-shape draw:style-name="gr63" draw:text-style-name="P55" draw:layer="layout" svg:width="3.086cm" svg:height="5.062cm" svg:x="16.42cm" svg:y="1.292cm">
          <text:p text:style-name="P31"><text:span text:style-name="T11">MySQL</text:span></text:p>
          <text:p text:style-name="P31"><text:span text:style-name="T11">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4" draw:text-style-name="P56" draw:layer="layout" svg:x1="2.534cm" svg:y1="2.907cm" svg:x2="6.061cm" svg:y2="2.907cm">
          <text:p text:style-name="P1"><text:span text:style-name="T8">发送请求</text:span></text:p>
          <text:p text:style-name="P1"><text:span text:style-name="T8">查询</text:span><text:span text:style-name="T8">dubbo</text:span></text:p>
        </draw:line>
        <draw:g>
          <draw:line draw:style-name="gr65" draw:text-style-name="P57" draw:layer="layout" svg:x1="6.06cm" svg:y1="4.954cm" svg:x2="2.644cm" svg:y2="4.954cm">
            <text:p/>
          </draw:line>
          <draw:frame draw:style-name="gr66" draw:text-style-name="P46" draw:layer="layout" svg:width="3.978cm" svg:height="0.952cm" svg:x="2.98cm" svg:y="4.092cm">
            <draw:text-box>
              <text:p><text:span text:style-name="T8">返回文章列表</text:span></text:p>
            </draw:text-box>
          </draw:frame>
        </draw:g>
        <draw:line draw:style-name="gr65" draw:text-style-name="P57" draw:layer="layout" svg:x1="16.31cm" svg:y1="4.954cm" svg:x2="10.417cm" svg:y2="4.954cm">
          <text:p/>
        </draw:line>
        <draw:frame draw:style-name="gr67" draw:text-style-name="P30" draw:layer="layout" svg:width="3.482cm" svg:height="1.627cm" svg:x="12.122cm" svg:y="4.13cm">
          <draw:text-box>
            <text:p><text:span text:style-name="T8">返回文章列表</text:span></text:p>
          </draw:text-box>
        </draw:frame>
        <draw:line draw:style-name="gr65" draw:text-style-name="P58" draw:layer="layout" svg:x1="10.469cm" svg:y1="2.799cm" svg:x2="16.42cm" svg:y2="2.799cm">
          <text:p/>
        </draw:line>
        <draw:frame draw:style-name="gr68" draw:text-style-name="P59" draw:layer="layout" svg:width="7.318cm" svg:height="2.35cm" svg:x="10.359cm" svg:y="0.43cm">
          <draw:text-box>
            <text:p><text:span text:style-name="T16">发送</text:span><text:span text:style-name="T16">SQL</text:span><text:span text:style-name="T16">请求</text:span></text:p>
            <text:p><text:span text:style-name="T17">select id,title,content </text:span></text:p>
            <text:p><text:span text:style-name="T17">from article </text:span></text:p>
            <text:p><text:span text:style-name="T17">where tilte like ‘%double%’ </text:span></text:p>
            <text:p><text:span text:style-name="T17"><text:tab/></text:span><text:span text:style-name="T17">or content </text:span><text:span text:style-name="T16">like ‘%double%’;</text:span></text:p>
          </draw:text-box>
        </draw:frame>
        <draw:frame draw:style-name="gr38" draw:text-style-name="P53" draw:layer="layout" svg:width="2.56cm" svg:height="3.554cm" svg:x="0.4cm" svg:y="8.49cm">
          <draw:image xlink:href="Pictures/10000201000000FC00000166E5905D9F85D3A612.png" xlink:type="simple" xlink:show="embed" xlink:actuate="onLoad" loext:mime-type="image/png">
            <text:p text:style-name="P1"><text:span text:style-name="T9">用户</text:span></text:p>
          </draw:image>
        </draw:frame>
        <draw:custom-shape draw:style-name="gr60" draw:text-style-name="P1" draw:layer="layout" svg:width="4.298cm" svg:height="5.278cm" svg:x="6.021cm" svg:y="7.52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4" draw:layer="layout" svg:width="3.416cm" svg:height="2.262cm" svg:x="6.461cm" svg:y="9.675cm">
          <text:p text:style-name="P36"><text:span text:style-name="T8">Controller</text:span></text:p>
          <text:p text:style-name="P36"><text:span text:style-name="T8">Service</text:span></text:p>
          <text:p text:style-name="P36"><text:span text:style-name="T8">Dao</text:span></text:p>
          <draw:enhanced-geometry svg:viewBox="0 0 21600 21600" draw:type="rectangle" draw:enhanced-path="M 0 0 L 21600 0 21600 21600 0 21600 0 0 Z N"/>
        </draw:custom-shape>
        <draw:frame draw:style-name="gr62" draw:text-style-name="P30" draw:layer="layout" svg:width="4.808cm" svg:height="1.268cm" svg:x="6.157cm" svg:y="7.984cm">
          <draw:text-box>
            <text:p><text:span text:style-name="T10">服务器集群</text:span></text:p>
          </draw:text-box>
        </draw:frame>
        <draw:custom-shape draw:style-name="gr63" draw:text-style-name="P61" xml:id="id43" draw:id="id43" draw:layer="layout" svg:width="3.086cm" svg:height="5.062cm" svg:x="16.38cm" svg:y="7.521cm">
          <text:p text:style-name="P60"><text:span text:style-name="T10">索引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4" draw:text-style-name="P56" draw:layer="layout" svg:x1="2.493cm" svg:y1="9.137cm" svg:x2="6.02cm" svg:y2="9.137cm">
          <text:p text:style-name="P1"><text:span text:style-name="T8">发送请求</text:span></text:p>
          <text:p text:style-name="P1"><text:span text:style-name="T8">查询</text:span><text:span text:style-name="T8">dubbo</text:span></text:p>
        </draw:line>
        <draw:g>
          <draw:line draw:style-name="gr65" draw:text-style-name="P57" draw:layer="layout" svg:x1="6.02cm" svg:y1="11.184cm" svg:x2="2.604cm" svg:y2="11.184cm">
            <text:p/>
          </draw:line>
          <draw:frame draw:style-name="gr66" draw:text-style-name="P46" draw:layer="layout" svg:width="3.978cm" svg:height="0.952cm" svg:x="2.94cm" svg:y="10.322cm">
            <draw:text-box>
              <text:p><text:span text:style-name="T8">返回文章列表</text:span></text:p>
            </draw:text-box>
          </draw:frame>
        </draw:g>
        <draw:line draw:style-name="gr65" draw:text-style-name="P57" draw:layer="layout" svg:x1="16.271cm" svg:y1="11.183cm" svg:x2="10.378cm" svg:y2="11.183cm">
          <text:p/>
        </draw:line>
        <draw:frame draw:style-name="gr67" draw:text-style-name="P30" draw:layer="layout" svg:width="3.482cm" svg:height="1.627cm" svg:x="12.082cm" svg:y="10.359cm">
          <draw:text-box>
            <text:p><text:span text:style-name="T8">返回文章列表</text:span></text:p>
          </draw:text-box>
        </draw:frame>
        <draw:line draw:style-name="gr64" draw:text-style-name="P62" draw:layer="layout" svg:x1="10.428cm" svg:y1="9.028cm" svg:x2="16.379cm" svg:y2="9.028cm">
          <text:p text:style-name="P1"><text:span text:style-name="T7">Lucene API</text:span></text:p>
          <text:p text:style-name="P1"><text:span text:style-name="T7"/></text:p>
        </draw:line>
        <draw:custom-shape draw:style-name="gr69" draw:text-style-name="P64" draw:layer="layout" svg:width="9.257cm" svg:height="2.693cm" svg:x="11.753cm" svg:y="14.307cm">
          <text:p text:style-name="P63"><text:span text:style-name="T8">采集数据（索引源）</text:span></text:p>
          <text:p text:style-name="P63"><text:span text:style-name="T8"/></text:p>
          <text:p text:style-name="P63"><text:span text:style-name="T8"/></text:p>
          <text:p text:style-name="P63"><text:span text:style-name="T8"/></text:p>
          <draw:enhanced-geometry svg:viewBox="0 0 21600 21600" draw:type="rectangle" draw:enhanced-path="M 0 0 L 21600 0 21600 21600 0 21600 0 0 Z N"/>
        </draw:custom-shape>
        <draw:custom-shape draw:style-name="gr70" draw:text-style-name="P65" xml:id="id42" draw:id="id42" draw:layer="layout" svg:width="2.315cm" svg:height="1.077cm" svg:x="11.972cm" svg:y="15.599cm">
          <text:p text:style-name="P60"><text:span text:style-name="T10">文档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xml:id="id44" draw:id="id44" draw:layer="layout" svg:width="2.315cm" svg:height="1.077cm" svg:x="14.727cm" svg:y="15.599cm">
          <text:p text:style-name="P60"><text:span text:style-name="T10">数据库</text:span></text:p>
          <draw:enhanced-geometry svg:viewBox="0 0 21600 21600" draw:type="rectangle" draw:enhanced-path="M 0 0 L 21600 0 21600 21600 0 21600 0 0 Z N"/>
        </draw:custom-shape>
        <draw:custom-shape draw:style-name="gr71" draw:text-style-name="P66" xml:id="id45" draw:id="id45" draw:layer="layout" svg:width="3.196cm" svg:height="1.077cm" svg:x="17.592cm" svg:y="15.599cm">
          <text:p text:style-name="P31"><text:span text:style-name="T11">WEB</text:span><text:span text:style-name="T11">网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58" draw:layer="layout" draw:type="line" svg:x1="13.129cm" svg:y1="15.599cm" svg:x2="17.923cm" svg:y2="12.583cm" draw:start-shape="id42" draw:start-glue-point="0" draw:end-shape="id43" draw:end-glue-point="7" svg:d="M13129 15599l4794-3016" svg:viewBox="0 0 4795 3017">
          <text:p/>
        </draw:connector>
        <draw:connector draw:style-name="gr65" draw:text-style-name="P58" draw:layer="layout" draw:type="line" svg:x1="15.884cm" svg:y1="15.599cm" svg:x2="17.923cm" svg:y2="12.583cm" draw:start-shape="id44" draw:start-glue-point="0" draw:end-shape="id43" draw:end-glue-point="7" svg:d="M15884 15599l2039-3016" svg:viewBox="0 0 2040 3017">
          <text:p/>
        </draw:connector>
        <draw:connector draw:style-name="gr65" draw:text-style-name="P58" draw:layer="layout" draw:type="line" svg:x1="19.19cm" svg:y1="15.599cm" svg:x2="17.923cm" svg:y2="12.583cm" draw:start-shape="id45" draw:start-glue-point="0" draw:end-shape="id43" draw:end-glue-point="7" svg:d="M19190 15599l-1267-3016" svg:viewBox="0 0 1268 3017">
          <text:p/>
        </draw:connector>
        <draw:custom-shape draw:style-name="gr72" draw:text-style-name="P67" xml:id="id46" draw:id="id46" draw:layer="layout" svg:width="3.4cm" svg:height="1.6cm" svg:x="21.95cm" svg:y="0.3cm">
          <text:p text:style-name="P13"><text:span text:style-name="T8">WEB Browser1</text:span></text:p>
          <draw:enhanced-geometry svg:viewBox="0 0 21600 21600" draw:type="rectangle" draw:enhanced-path="M 0 0 L 21600 0 21600 21600 0 21600 0 0 Z N"/>
        </draw:custom-shape>
        <draw:custom-shape draw:style-name="gr72" draw:text-style-name="P68" xml:id="id48" draw:id="id48" draw:layer="layout" svg:width="3.4cm" svg:height="1.6cm" svg:x="21.95cm" svg:y="3.4cm">
          <text:p text:style-name="P15"><text:span text:style-name="T8">WEB Browser2</text:span></text:p>
          <draw:enhanced-geometry svg:viewBox="0 0 21600 21600" draw:type="rectangle" draw:enhanced-path="M 0 0 L 21600 0 21600 21600 0 21600 0 0 Z N"/>
        </draw:custom-shape>
        <draw:custom-shape draw:style-name="gr72" draw:text-style-name="P68" xml:id="id49" draw:id="id49" draw:layer="layout" svg:width="3.4cm" svg:height="1.6cm" svg:x="21.95cm" svg:y="6.3cm">
          <text:p text:style-name="P15"><text:span text:style-name="T8">WEB Browser3</text:span></text:p>
          <draw:enhanced-geometry svg:viewBox="0 0 21600 21600" draw:type="rectangle" draw:enhanced-path="M 0 0 L 21600 0 21600 21600 0 21600 0 0 Z N"/>
        </draw:custom-shape>
        <draw:custom-shape draw:style-name="gr73" draw:text-style-name="P15" xml:id="id47" draw:id="id47" draw:layer="layout" svg:width="3.4cm" svg:height="1.6cm" svg:x="28.4cm" svg:y="3.4cm">
          <text:p text:style-name="P15"><text:span text:style-name="T8">acceptor</text:span></text:p>
          <draw:enhanced-geometry svg:viewBox="0 0 21600 21600" draw:type="rectangle" draw:enhanced-path="M 0 0 L 21600 0 21600 21600 0 21600 0 0 Z N"/>
        </draw:custom-shape>
        <draw:custom-shape draw:style-name="gr74" draw:text-style-name="P69" xml:id="id50" draw:id="id50" draw:layer="layout" svg:width="3.4cm" svg:height="1.6cm" svg:x="34.8cm" svg:y="0.3cm">
          <text:p text:style-name="P13"><text:span text:style-name="T8">new Thread1</text:span></text:p>
          <draw:enhanced-geometry svg:viewBox="0 0 21600 21600" draw:type="rectangle" draw:enhanced-path="M 0 0 L 21600 0 21600 21600 0 21600 0 0 Z N"/>
        </draw:custom-shape>
        <draw:custom-shape draw:style-name="gr74" draw:text-style-name="P70" xml:id="id51" draw:id="id51" draw:layer="layout" svg:width="3.4cm" svg:height="1.6cm" svg:x="34.8cm" svg:y="3.4cm">
          <text:p text:style-name="P15"><text:span text:style-name="T8">new Thread2</text:span></text:p>
          <draw:enhanced-geometry svg:viewBox="0 0 21600 21600" draw:type="rectangle" draw:enhanced-path="M 0 0 L 21600 0 21600 21600 0 21600 0 0 Z N"/>
        </draw:custom-shape>
        <draw:custom-shape draw:style-name="gr74" draw:text-style-name="P70" xml:id="id52" draw:id="id52" draw:layer="layout" svg:width="3.4cm" svg:height="1.6cm" svg:x="34.8cm" svg:y="6.3cm">
          <text:p text:style-name="P15"><text:span text:style-name="T8">new Thread3</text:span></text:p>
          <draw:enhanced-geometry svg:viewBox="0 0 21600 21600" draw:type="rectangle" draw:enhanced-path="M 0 0 L 21600 0 21600 21600 0 21600 0 0 Z N"/>
        </draw:custom-shape>
        <draw:connector draw:style-name="gr31" draw:text-style-name="P35" draw:layer="layout" draw:type="line" svg:x1="25.35cm" svg:y1="1.1cm" svg:x2="28.4cm" svg:y2="4.2cm" draw:start-shape="id46" draw:start-glue-point="1" draw:end-shape="id47" draw:end-glue-point="3" svg:d="M25350 1100l3050 3100" svg:viewBox="0 0 3051 3101">
          <text:p/>
        </draw:connector>
        <draw:connector draw:style-name="gr31" draw:text-style-name="P35" draw:layer="layout" draw:type="line" svg:x1="25.35cm" svg:y1="4.2cm" svg:x2="28.4cm" svg:y2="4.2cm" draw:start-shape="id48" draw:start-glue-point="1" draw:end-shape="id47" draw:end-glue-point="3" svg:d="M25350 4200h3050" svg:viewBox="0 0 3051 1">
          <text:p/>
        </draw:connector>
        <draw:connector draw:style-name="gr31" draw:text-style-name="P35" draw:layer="layout" draw:type="line" svg:x1="25.35cm" svg:y1="7.1cm" svg:x2="28.4cm" svg:y2="4.2cm" draw:start-shape="id49" draw:start-glue-point="1" draw:end-shape="id47" draw:end-glue-point="3" svg:d="M25350 7100l3050-2900" svg:viewBox="0 0 3051 2901">
          <text:p/>
        </draw:connector>
        <draw:connector draw:style-name="gr31" draw:text-style-name="P35" draw:layer="layout" draw:type="line" svg:x1="34.8cm" svg:y1="1.1cm" svg:x2="31.8cm" svg:y2="4.2cm" draw:start-shape="id50" draw:start-glue-point="3" draw:end-shape="id47" draw:end-glue-point="1" svg:d="M34800 1100l-3000 3100" svg:viewBox="0 0 3001 3101">
          <text:p/>
        </draw:connector>
        <draw:connector draw:style-name="gr31" draw:text-style-name="P35" draw:layer="layout" draw:type="line" svg:x1="34.8cm" svg:y1="4.2cm" svg:x2="31.8cm" svg:y2="4.2cm" draw:start-shape="id51" draw:start-glue-point="3" draw:end-shape="id47" draw:end-glue-point="1" svg:d="M34800 4200h-3000" svg:viewBox="0 0 3001 1">
          <text:p/>
        </draw:connector>
        <draw:connector draw:style-name="gr31" draw:text-style-name="P35" draw:layer="layout" draw:type="line" svg:x1="34.8cm" svg:y1="7.1cm" svg:x2="31.8cm" svg:y2="4.2cm" draw:start-shape="id52" draw:start-glue-point="3" draw:end-shape="id47" draw:end-glue-point="1" svg:d="M34800 7100l-3000-2900" svg:viewBox="0 0 3001 2901">
          <text:p/>
        </draw:connector>
        <draw:custom-shape draw:style-name="gr72" draw:text-style-name="P67" xml:id="id53" draw:id="id53" draw:layer="layout" svg:width="3.4cm" svg:height="1.6cm" svg:x="22cm" svg:y="10.5cm">
          <text:p text:style-name="P13"><text:span text:style-name="T8">WEB Browser1</text:span></text:p>
          <draw:enhanced-geometry svg:viewBox="0 0 21600 21600" draw:type="rectangle" draw:enhanced-path="M 0 0 L 21600 0 21600 21600 0 21600 0 0 Z N"/>
        </draw:custom-shape>
        <draw:custom-shape draw:style-name="gr72" draw:text-style-name="P68" xml:id="id55" draw:id="id55" draw:layer="layout" svg:width="3.4cm" svg:height="1.6cm" svg:x="22cm" svg:y="13.6cm">
          <text:p text:style-name="P15"><text:span text:style-name="T8">WEB Browser2</text:span></text:p>
          <draw:enhanced-geometry svg:viewBox="0 0 21600 21600" draw:type="rectangle" draw:enhanced-path="M 0 0 L 21600 0 21600 21600 0 21600 0 0 Z N"/>
        </draw:custom-shape>
        <draw:custom-shape draw:style-name="gr72" draw:text-style-name="P68" xml:id="id56" draw:id="id56" draw:layer="layout" svg:width="3.4cm" svg:height="1.6cm" svg:x="22cm" svg:y="16.5cm">
          <text:p text:style-name="P15"><text:span text:style-name="T8">WEB Browser3</text:span></text:p>
          <draw:enhanced-geometry svg:viewBox="0 0 21600 21600" draw:type="rectangle" draw:enhanced-path="M 0 0 L 21600 0 21600 21600 0 21600 0 0 Z N"/>
        </draw:custom-shape>
        <draw:custom-shape draw:style-name="gr73" draw:text-style-name="P15" xml:id="id54" draw:id="id54" draw:layer="layout" svg:width="3.4cm" svg:height="1.6cm" svg:x="28.3cm" svg:y="13.6cm">
          <text:p text:style-name="P15"><text:span text:style-name="T8">acceptor</text:span></text:p>
          <draw:enhanced-geometry svg:viewBox="0 0 21600 21600" draw:type="rectangle" draw:enhanced-path="M 0 0 L 21600 0 21600 21600 0 21600 0 0 Z N"/>
        </draw:custom-shape>
        <draw:custom-shape draw:style-name="gr75" draw:text-style-name="P71" xml:id="id58" draw:id="id58" draw:layer="layout" svg:width="3.4cm" svg:height="1.6cm" svg:x="33.2cm" svg:y="16.5cm">
          <text:p text:style-name="P15"><text:span text:style-name="T8">Thread Pool</text:span></text:p>
          <draw:enhanced-geometry svg:viewBox="0 0 21600 21600" draw:type="rectangle" draw:enhanced-path="M 0 0 L 21600 0 21600 21600 0 21600 0 0 Z N"/>
        </draw:custom-shape>
        <draw:custom-shape draw:style-name="gr76" draw:text-style-name="P72" xml:id="id57" draw:id="id57" draw:layer="layout" svg:width="3.4cm" svg:height="1.6cm" svg:x="36.1cm" svg:y="13.6cm">
          <text:p text:style-name="P15"><text:span text:style-name="T8">Runnable Task</text:span></text:p>
          <draw:enhanced-geometry svg:viewBox="0 0 21600 21600" draw:type="rectangle" draw:enhanced-path="M 0 0 L 21600 0 21600 21600 0 21600 0 0 Z N"/>
        </draw:custom-shape>
        <draw:connector draw:style-name="gr31" draw:text-style-name="P35" draw:layer="layout" draw:type="line" svg:x1="25.4cm" svg:y1="11.3cm" svg:x2="28.3cm" svg:y2="14.4cm" draw:start-shape="id53" draw:start-glue-point="1" draw:end-shape="id54" draw:end-glue-point="3" svg:d="M25400 11300l2900 3100" svg:viewBox="0 0 2901 3101">
          <text:p/>
        </draw:connector>
        <draw:connector draw:style-name="gr31" draw:text-style-name="P35" draw:layer="layout" draw:type="line" svg:x1="25.4cm" svg:y1="14.4cm" svg:x2="28.3cm" svg:y2="14.4cm" draw:start-shape="id55" draw:start-glue-point="1" draw:end-shape="id54" draw:end-glue-point="3" svg:d="M25400 14400h2900" svg:viewBox="0 0 2901 1">
          <text:p/>
        </draw:connector>
        <draw:connector draw:style-name="gr31" draw:text-style-name="P35" draw:layer="layout" draw:type="line" svg:x1="25.4cm" svg:y1="17.3cm" svg:x2="28.3cm" svg:y2="14.4cm" draw:start-shape="id56" draw:start-glue-point="1" draw:end-shape="id54" draw:end-glue-point="3" svg:d="M25400 17300l2900-2900" svg:viewBox="0 0 2901 2901">
          <text:p/>
        </draw:connector>
        <draw:connector draw:style-name="gr31" draw:text-style-name="P35" draw:layer="layout" draw:type="line" svg:x1="31.7cm" svg:y1="14.4cm" svg:x2="36.1cm" svg:y2="14.4cm" draw:start-shape="id54" draw:start-glue-point="1" draw:end-shape="id57" draw:end-glue-point="3" svg:d="M31700 14400h4400" svg:viewBox="0 0 4401 1">
          <text:p/>
        </draw:connector>
        <draw:connector draw:style-name="gr77" draw:text-style-name="P35" draw:layer="layout" svg:x1="34.9cm" svg:y1="16.5cm" svg:x2="25.4cm" svg:y2="11.3cm" draw:start-shape="id58" draw:start-glue-point="0" draw:end-shape="id53" draw:end-glue-point="1" svg:d="M34900 16500v-5200h-9500" svg:viewBox="0 0 9501 5201">
          <text:p/>
        </draw:connector>
        <draw:connector draw:style-name="gr77" draw:text-style-name="P35" draw:layer="layout" draw:type="line" svg:x1="33.2cm" svg:y1="17.3cm" svg:x2="25.4cm" svg:y2="14.4cm" draw:start-shape="id58" draw:start-glue-point="3" draw:end-shape="id55" draw:end-glue-point="1" svg:d="M33200 17300l-7800-2900" svg:viewBox="0 0 7801 2901">
          <text:p/>
        </draw:connector>
        <draw:connector draw:style-name="gr77" draw:text-style-name="P35" draw:layer="layout" draw:type="line" svg:x1="33.2cm" svg:y1="17.3cm" svg:x2="25.4cm" svg:y2="17.3cm" draw:start-shape="id58" draw:start-glue-point="3" draw:end-shape="id56" draw:end-glue-point="1" svg:d="M33200 17300h-7800" svg:viewBox="0 0 7801 1">
          <text:p/>
        </draw:connector>
      </draw:page>
      <draw:page draw:name="page5" draw:style-name="dp1" draw:master-page-name="Default">
        <draw:g>
          <draw:frame draw:style-name="gr38" draw:text-style-name="P73" xml:id="id59" draw:id="id59" draw:layer="layout" svg:width="0.881cm" svg:height="1.887cm" svg:x="0.219cm" svg:y="6.513cm">
            <draw:image xlink:href="Pictures/10000201000000A300000165344BF3FE8E33F5A9.png" xlink:type="simple" xlink:show="embed" xlink:actuate="onLoad" loext:mime-type="image/png">
              <text:p text:style-name="P1"><text:span text:style-name="T18">A</text:span></text:p>
            </draw:image>
          </draw:frame>
          <draw:frame draw:style-name="gr38" draw:text-style-name="P74" xml:id="id64" draw:id="id64" draw:layer="layout" svg:width="0.881cm" svg:height="1.889cm" svg:x="1.762cm" svg:y="3.712cm">
            <draw:image xlink:href="Pictures/10000201000000A300000165344BF3FE8E33F5A9.png" xlink:type="simple" xlink:show="embed" xlink:actuate="onLoad" loext:mime-type="image/png">
              <text:p text:style-name="P1">B</text:p>
            </draw:image>
          </draw:frame>
          <draw:frame draw:style-name="gr38" draw:text-style-name="P74" xml:id="id65" draw:id="id65" draw:layer="layout" svg:width="0.882cm" svg:height="1.889cm" svg:x="4.848cm" svg:y="2.096cm">
            <draw:image xlink:href="Pictures/10000201000000A300000165344BF3FE8E33F5A9.png" xlink:type="simple" xlink:show="embed" xlink:actuate="onLoad" loext:mime-type="image/png">
              <text:p text:style-name="P1">C</text:p>
            </draw:image>
          </draw:frame>
          <draw:frame draw:style-name="gr38" draw:text-style-name="P74" xml:id="id66" draw:id="id66" draw:layer="layout" svg:width="0.883cm" svg:height="1.889cm" svg:x="7.933cm" svg:y="3.712cm">
            <draw:image xlink:href="Pictures/10000201000000A300000165344BF3FE8E33F5A9.png" xlink:type="simple" xlink:show="embed" xlink:actuate="onLoad" loext:mime-type="image/png">
              <text:p text:style-name="P1">D</text:p>
            </draw:image>
          </draw:frame>
          <draw:frame draw:style-name="gr38" draw:text-style-name="P73" xml:id="id61" draw:id="id61" draw:layer="layout" svg:width="0.882cm" svg:height="1.888cm" svg:x="9.366cm" svg:y="6.462cm">
            <draw:image xlink:href="Pictures/10000201000000A300000165344BF3FE8E33F5A9.png" xlink:type="simple" xlink:show="embed" xlink:actuate="onLoad" loext:mime-type="image/png">
              <text:p text:style-name="P1"><text:span text:style-name="T18">E</text:span></text:p>
            </draw:image>
          </draw:frame>
          <draw:frame draw:style-name="gr38" draw:text-style-name="P73" xml:id="id62" draw:id="id62" draw:layer="layout" svg:width="0.883cm" svg:height="1.889cm" svg:x="7.933cm" svg:y="8.939cm">
            <draw:image xlink:href="Pictures/10000201000000A300000165344BF3FE8E33F5A9.png" xlink:type="simple" xlink:show="embed" xlink:actuate="onLoad" loext:mime-type="image/png">
              <text:p text:style-name="P1"><text:span text:style-name="T18">F</text:span></text:p>
            </draw:image>
          </draw:frame>
          <draw:frame draw:style-name="gr38" draw:text-style-name="P73" xml:id="id63" draw:id="id63" draw:layer="layout" svg:width="0.882cm" svg:height="1.889cm" svg:x="4.848cm" svg:y="10.282cm">
            <draw:image xlink:href="Pictures/10000201000000A300000165344BF3FE8E33F5A9.png" xlink:type="simple" xlink:show="embed" xlink:actuate="onLoad" loext:mime-type="image/png">
              <text:p text:style-name="P1"><text:span text:style-name="T18">G</text:span></text:p>
            </draw:image>
          </draw:frame>
          <draw:frame draw:style-name="gr38" draw:text-style-name="P74" xml:id="id67" draw:id="id67" draw:layer="layout" svg:width="0.881cm" svg:height="1.889cm" svg:x="1.762cm" svg:y="8.99cm">
            <draw:image xlink:href="Pictures/10000201000000A300000165344BF3FE8E33F5A9.png" xlink:type="simple" xlink:show="embed" xlink:actuate="onLoad" loext:mime-type="image/png">
              <text:p text:style-name="P1">H</text:p>
            </draw:image>
          </draw:frame>
          <draw:frame draw:style-name="gr38" draw:text-style-name="P75" xml:id="id60" draw:id="id60" draw:layer="layout" svg:width="1.291cm" svg:height="1.039cm" svg:x="4.627cm" svg:y="6.893cm">
            <draw:image xlink:href="Pictures/100002010000015400000118C2C1EF3491977C70.png" xlink:type="simple" xlink:show="embed" xlink:actuate="onLoad" loext:mime-type="image/png">
              <text:p text:style-name="P1"><text:span text:style-name="T16">路由器</text:span></text:p>
            </draw:image>
          </draw:frame>
          <draw:connector draw:style-name="gr65" draw:text-style-name="P58" draw:layer="layout" draw:type="line" svg:x1="1.1cm" svg:y1="7.456cm" svg:x2="4.627cm" svg:y2="7.412cm" draw:start-shape="id59" draw:start-glue-point="1" draw:end-shape="id60" draw:end-glue-point="3" svg:d="M1100 7456l3527-44" svg:viewBox="0 0 3528 45">
            <text:p/>
          </draw:connector>
          <draw:connector draw:style-name="gr65" draw:text-style-name="P58" draw:layer="layout" draw:type="line" svg:x1="5.918cm" svg:y1="7.412cm" svg:x2="9.366cm" svg:y2="7.406cm" draw:start-shape="id60" draw:start-glue-point="1" draw:end-shape="id61" draw:end-glue-point="3" svg:d="M5918 7412l3448-6" svg:viewBox="0 0 3449 7">
            <text:p/>
          </draw:connector>
          <draw:connector draw:style-name="gr65" draw:text-style-name="P58" draw:layer="layout" draw:type="line" svg:x1="5.918cm" svg:y1="7.412cm" svg:x2="7.933cm" svg:y2="9.883cm" draw:start-shape="id60" draw:start-glue-point="1" draw:end-shape="id62" draw:end-glue-point="3" svg:d="M5918 7412l2015 2471" svg:viewBox="0 0 2016 2472">
            <text:p/>
          </draw:connector>
          <draw:connector draw:style-name="gr65" draw:text-style-name="P58" draw:layer="layout" draw:type="line" svg:x1="5.272cm" svg:y1="7.932cm" svg:x2="5.289cm" svg:y2="10.282cm" draw:start-shape="id60" draw:start-glue-point="2" draw:end-shape="id63" draw:end-glue-point="0" svg:d="M5272 7932l17 2350" svg:viewBox="0 0 18 2351">
            <text:p/>
          </draw:connector>
          <draw:connector draw:style-name="gr78" draw:text-style-name="P58" draw:layer="layout" draw:type="line" svg:x1="4.627cm" svg:y1="7.412cm" svg:x2="2.643cm" svg:y2="4.656cm" draw:start-shape="id60" draw:start-glue-point="3" draw:end-shape="id64" draw:end-glue-point="1" svg:d="M4627 7412l-1984-2756" svg:viewBox="0 0 1985 2757">
            <text:p/>
          </draw:connector>
          <draw:connector draw:style-name="gr78" draw:text-style-name="P58" draw:layer="layout" draw:type="line" svg:x1="5.272cm" svg:y1="6.893cm" svg:x2="5.289cm" svg:y2="3.985cm" draw:start-shape="id60" draw:start-glue-point="0" draw:end-shape="id65" draw:end-glue-point="2" svg:d="M5272 6893l17-2908" svg:viewBox="0 0 18 2909">
            <text:p/>
          </draw:connector>
          <draw:connector draw:style-name="gr78" draw:text-style-name="P58" draw:layer="layout" draw:type="line" svg:x1="5.272cm" svg:y1="6.893cm" svg:x2="7.933cm" svg:y2="4.656cm" draw:start-shape="id60" draw:start-glue-point="0" draw:end-shape="id66" draw:end-glue-point="3" svg:d="M5272 6893l2661-2237" svg:viewBox="0 0 2662 2238">
            <text:p/>
          </draw:connector>
          <draw:connector draw:style-name="gr78" draw:text-style-name="P58" draw:layer="layout" draw:type="line" svg:x1="4.627cm" svg:y1="7.412cm" svg:x2="2.643cm" svg:y2="9.934cm" draw:start-shape="id60" draw:start-glue-point="3" draw:end-shape="id67" draw:end-glue-point="1" svg:d="M4627 7412l-1984 2522" svg:viewBox="0 0 1985 2523">
            <text:p/>
          </draw:connector>
          <draw:frame draw:style-name="gr9" draw:text-style-name="P6" draw:layer="layout" svg:width="0.596cm" svg:height="0.583cm" svg:x="2.488cm" svg:y="7.216cm">
            <draw:image xlink:href="Pictures/100002000000000A0000000AF04EC83BE3F7D183.gif" xlink:type="simple" xlink:show="embed" xlink:actuate="onLoad" loext:mime-type="image/gif">
              <text:p/>
            </draw:image>
          </draw:frame>
          <draw:frame draw:style-name="gr9" draw:text-style-name="P6" draw:layer="layout" svg:width="0.553cm" svg:height="0.542cm" svg:x="7.052cm" svg:y="7.213cm">
            <draw:image xlink:href="Pictures/100002000000000A0000000AC5F0BE1A1182B272.gif" xlink:type="simple" xlink:show="embed" xlink:actuate="onLoad" loext:mime-type="image/gif">
              <text:p/>
            </draw:image>
          </draw:frame>
          <draw:frame draw:style-name="gr9" draw:text-style-name="P6" draw:layer="layout" svg:width="0.553cm" svg:height="0.54cm" svg:x="6.501cm" svg:y="8.291cm">
            <draw:image xlink:href="Pictures/100002000000000A0000000AC5F0BE1A1182B272.gif" xlink:type="simple" xlink:show="embed" xlink:actuate="onLoad" loext:mime-type="image/gif">
              <text:p/>
            </draw:image>
          </draw:frame>
          <draw:frame draw:style-name="gr9" draw:text-style-name="P6" draw:layer="layout" svg:width="0.553cm" svg:height="0.541cm" svg:x="5.067cm" svg:y="8.616cm">
            <draw:image xlink:href="Pictures/100002000000000A0000000AC5F0BE1A1182B272.gif" xlink:type="simple" xlink:show="embed" xlink:actuate="onLoad" loext:mime-type="image/gif">
              <text:p/>
            </draw:image>
          </draw:frame>
          <draw:frame draw:style-name="gr79" draw:text-style-name="P46" draw:layer="layout" svg:width="4.808cm" svg:height="1.287cm" svg:x="3.33cm" svg:y="0.247cm">
            <draw:text-box>
              <text:p>组播示例图</text:p>
            </draw:text-box>
          </draw:frame>
        </draw:g>
        <draw:g>
          <draw:frame draw:style-name="gr38" draw:text-style-name="P76" xml:id="id71" draw:id="id71" draw:layer="layout" svg:width="1.582cm" svg:height="2.633cm" svg:x="10.8cm" svg:y="2.477cm">
            <draw:image xlink:href="Pictures/10000201000000A300000165344BF3FE8E33F5A9.png" xlink:type="simple" xlink:show="embed" xlink:actuate="onLoad" loext:mime-type="image/png">
              <text:p text:style-name="P1"><text:span text:style-name="T8">Tomcat1</text:span></text:p>
            </draw:image>
          </draw:frame>
          <draw:frame draw:style-name="gr58" draw:text-style-name="P76" xml:id="id72" draw:id="id72" draw:layer="layout" svg:width="1.584cm" svg:height="2.633cm" svg:x="16.601cm" svg:y="2.477cm">
            <draw:image xlink:href="Pictures/10000201000000A300000165344BF3FE8E33F5A9.png" xlink:type="simple" xlink:show="embed" xlink:actuate="onLoad" loext:mime-type="image/png">
              <text:p text:style-name="P1"><text:span text:style-name="T8">Tomcat2</text:span></text:p>
            </draw:image>
          </draw:frame>
          <draw:custom-shape draw:style-name="gr80" draw:text-style-name="P13" xml:id="id70" draw:id="id70" draw:layer="layout" svg:width="3.151cm" svg:height="0.797cm" svg:x="12.894cm" svg:y="6.569cm">
            <text:p text:style-name="P13"><text:span text:style-name="T8">Nginx</text:span></text:p>
            <draw:enhanced-geometry svg:viewBox="0 0 21600 21600" draw:type="rectangle" draw:enhanced-path="M 0 0 L 21600 0 21600 21600 0 21600 0 0 Z N"/>
          </draw:custom-shape>
          <draw:frame draw:style-name="gr38" draw:text-style-name="P74" xml:id="id69" draw:id="id69" draw:layer="layout" svg:width="2.01cm" svg:height="1.964cm" svg:x="13.419cm" svg:y="8.723cm">
            <draw:image xlink:href="Pictures/1000153200000B0F00000B0F05CB005EFAE2F9B2.svg" xlink:type="simple" xlink:show="embed" xlink:actuate="onLoad" loext:mime-type="image/svg+xml">
              <text:p text:style-name="P1">Cookie</text:p>
            </draw:image>
            <draw:image xlink:href="Pictures/100002010000006B0000006B78840FA965D6D237.png" xlink:type="simple" xlink:show="embed" xlink:actuate="onLoad" loext:mime-type="image/png"/>
          </draw:frame>
          <draw:frame draw:style-name="gr9" draw:text-style-name="P6" xml:id="id68" draw:id="id68" draw:layer="layout" svg:width="1.939cm" svg:height="2.693cm" svg:x="18.118cm" svg:y="8.4cm">
            <draw:image xlink:href="Pictures/10000201000000FC00000166E5905D9F85D3A612.png" xlink:type="simple" xlink:show="embed" xlink:actuate="onLoad" loext:mime-type="image/png">
              <text:p/>
            </draw:image>
          </draw:frame>
          <draw:connector draw:style-name="gr31" draw:text-style-name="P35" draw:layer="layout" draw:type="line" svg:x1="18.118cm" svg:y1="9.746cm" svg:x2="15.429cm" svg:y2="9.705cm" draw:start-shape="id68" draw:start-glue-point="3" draw:end-shape="id69" draw:end-glue-point="1" svg:d="M18118 9746l-2689-41" svg:viewBox="0 0 2690 42">
            <text:p/>
          </draw:connector>
          <draw:connector draw:style-name="gr31" draw:text-style-name="P35" draw:layer="layout" draw:type="line" svg:x1="14.424cm" svg:y1="8.723cm" svg:x2="14.469cm" svg:y2="7.366cm" draw:start-shape="id69" draw:start-glue-point="0" draw:end-shape="id70" draw:end-glue-point="2" svg:d="M14424 8723l45-1357" svg:viewBox="0 0 46 1358">
            <text:p/>
          </draw:connector>
          <draw:connector draw:style-name="gr31" draw:text-style-name="P35" draw:layer="layout" draw:type="line" svg:x1="14.469cm" svg:y1="6.569cm" svg:x2="11.591cm" svg:y2="5.11cm" draw:start-shape="id70" draw:start-glue-point="0" draw:end-shape="id71" draw:end-glue-point="2" svg:d="M14469 6569l-2878-1459" svg:viewBox="0 0 2879 1460">
            <text:p/>
          </draw:connector>
          <draw:connector draw:style-name="gr31" draw:text-style-name="P35" draw:layer="layout" draw:type="line" svg:x1="14.469cm" svg:y1="6.569cm" svg:x2="17.393cm" svg:y2="5.11cm" draw:start-shape="id70" draw:start-glue-point="0" draw:end-shape="id72" draw:end-glue-point="2" svg:d="M14469 6569l2924-1459" svg:viewBox="0 0 2925 1460">
            <text:p/>
          </draw:connector>
          <draw:frame draw:style-name="gr38" draw:text-style-name="P76" xml:id="id73" draw:id="id73" draw:layer="layout" svg:width="2.001cm" svg:height="1.979cm" svg:x="13.665cm" svg:y="0.282cm">
            <draw:image xlink:href="Pictures/10000201000000EF000000F281A744466D5B79BD.png" xlink:type="simple" xlink:show="embed" xlink:actuate="onLoad" loext:mime-type="image/png">
              <text:p text:style-name="P1"><text:span text:style-name="T8">Session</text:span></text:p>
              <text:p text:style-name="P1"><text:span text:style-name="T8">缓存</text:span></text:p>
            </draw:image>
          </draw:frame>
          <draw:connector draw:style-name="gr65" draw:text-style-name="P58" draw:layer="layout" draw:type="line" svg:x1="11.591cm" svg:y1="2.477cm" svg:x2="13.665cm" svg:y2="1.271cm" draw:start-shape="id71" draw:start-glue-point="0" draw:end-shape="id73" draw:end-glue-point="3" svg:d="M11591 2477l2074-1206" svg:viewBox="0 0 2075 1207">
            <text:p/>
          </draw:connector>
          <draw:connector draw:style-name="gr65" draw:text-style-name="P58" draw:layer="layout" draw:type="line" svg:x1="17.393cm" svg:y1="2.477cm" svg:x2="15.666cm" svg:y2="1.271cm" draw:start-shape="id72" draw:start-glue-point="0" draw:end-shape="id73" draw:end-glue-point="1" svg:d="M17393 2477l-1727-1206" svg:viewBox="0 0 1728 1207">
            <text:p/>
          </draw:connector>
        </draw:g>
        <draw:g>
          <draw:custom-shape draw:style-name="gr81" draw:text-style-name="P78" draw:layer="layout" svg:width="3.968cm" svg:height="0.969cm" svg:x="3.931cm" svg:y="13.247cm">
            <text:p text:style-name="P77"><text:span text:style-name="T19">&lt;&lt;</text:span><text:span text:style-name="T19">接口</text:span><text:span text:style-name="T19">&gt;&gt;</text:span></text:p>
            <text:p text:style-name="P77"><text:span text:style-name="T19">HttpServlet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78" xml:id="id75" draw:id="id75" draw:layer="layout" svg:width="3.968cm" svg:height="0.971cm" svg:x="3.931cm" svg:y="14.216cm">
            <text:p text:style-name="P77"><text:span text:style-name="T19">+getSess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78" xml:id="id74" draw:id="id74" draw:layer="layout" svg:width="3.967cm" svg:height="0.969cm" svg:x="0.626cm" svg:y="17.017cm">
            <text:p text:style-name="P77"><text:span text:style-name="T19">MyHttpServlet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0" xml:id="id77" draw:id="id77" draw:layer="layout" svg:width="3.967cm" svg:height="0.97cm" svg:x="0.626cm" svg:y="17.986cm">
            <text:p text:style-name="P79"><text:span text:style-name="T19">-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2" draw:layer="layout" svg:width="3.967cm" svg:height="0.969cm" svg:x="0.626cm" svg:y="18.956cm">
            <text:p text:style-name="P81"><text:span text:style-name="T19">+getSession()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1" draw:text-style-name="P84" xml:id="id76" draw:id="id76" draw:layer="layout" svg:width="3.968cm" svg:height="0.969cm" svg:x="7.348cm" svg:y="17.017cm">
            <text:p text:style-name="P83"><text:span text:style-name="T20">TomcatHttpServlet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78" xml:id="id78" draw:id="id78" draw:layer="layout" svg:width="3.968cm" svg:height="0.97cm" svg:x="7.348cm" svg:y="17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82" draw:layer="layout" svg:width="3.968cm" svg:height="0.969cm" svg:x="7.348cm" svg:y="18.956cm">
            <text:p text:style-name="P81"><text:span text:style-name="T19">+getSession()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65" draw:text-style-name="P58" draw:layer="layout" svg:x1="2.609cm" svg:y1="17.017cm" svg:x2="5.915cm" svg:y2="15.187cm" draw:start-shape="id74" draw:start-glue-point="0" draw:end-shape="id75" draw:end-glue-point="2" svg:d="M2609 17017v-916h3306v-914" svg:viewBox="0 0 3307 1831">
            <text:p/>
          </draw:connector>
          <draw:connector draw:style-name="gr65" draw:text-style-name="P58" draw:layer="layout" svg:x1="9.332cm" svg:y1="17.017cm" svg:x2="5.915cm" svg:y2="15.187cm" draw:start-shape="id76" draw:start-glue-point="0" draw:end-shape="id75" draw:end-glue-point="2" svg:d="M9332 17017v-916h-3417v-914" svg:viewBox="0 0 3418 1831">
            <text:p/>
          </draw:connector>
          <draw:connector draw:style-name="gr64" draw:text-style-name="P57" draw:layer="layout" draw:type="line" svg:x1="4.593cm" svg:y1="18.471cm" svg:x2="7.348cm" svg:y2="18.471cm" draw:start-shape="id77" draw:start-glue-point="1" draw:end-shape="id78" draw:end-glue-point="3" svg:d="M4593 18471h2755" svg:viewBox="0 0 2756 1">
            <text:p text:style-name="P1"><text:span text:style-name="T8">包含</text:span></text:p>
          </draw:connector>
          <draw:custom-shape draw:style-name="gr81" draw:text-style-name="P78" draw:layer="layout" svg:width="3.968cm" svg:height="0.969cm" svg:x="3.931cm" svg:y="20.464cm">
            <text:p text:style-name="P77"><text:span text:style-name="T19">&lt;&lt;</text:span><text:span text:style-name="T19">接口</text:span><text:span text:style-name="T19">&gt;&gt;</text:span></text:p>
            <text:p text:style-name="P77"><text:span text:style-name="T19">HttpS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78" xml:id="id80" draw:id="id80" draw:layer="layout" svg:width="3.968cm" svg:height="0.97cm" svg:x="3.931cm" svg:y="21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78" xml:id="id79" draw:id="id79" draw:layer="layout" svg:width="3.967cm" svg:height="0.969cm" svg:x="0.626cm" svg:y="24.234cm">
            <text:p text:style-name="P77"><text:span text:style-name="T19">MyCacheS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0" draw:layer="layout" svg:width="3.967cm" svg:height="0.969cm" svg:x="0.626cm" svg:y="25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78" xml:id="id81" draw:id="id81" draw:layer="layout" svg:width="3.968cm" svg:height="0.969cm" svg:x="7.348cm" svg:y="24.234cm">
            <text:p text:style-name="P77"><text:span text:style-name="T19">TomcatHttpS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78" draw:layer="layout" svg:width="3.968cm" svg:height="0.969cm" svg:x="7.348cm" svg:y="25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5" draw:text-style-name="P58" draw:layer="layout" svg:x1="2.609cm" svg:y1="24.234cm" svg:x2="5.915cm" svg:y2="22.403cm" draw:start-shape="id79" draw:start-glue-point="0" draw:end-shape="id80" draw:end-glue-point="2" svg:d="M2609 24234v-916h3306v-915" svg:viewBox="0 0 3307 1832">
            <text:p/>
          </draw:connector>
          <draw:connector draw:style-name="gr65" draw:text-style-name="P58" draw:layer="layout" svg:x1="9.332cm" svg:y1="24.234cm" svg:x2="5.915cm" svg:y2="22.403cm" draw:start-shape="id81" draw:start-glue-point="0" draw:end-shape="id80" draw:end-glue-point="2" svg:d="M9332 24234v-916h-3417v-915" svg:viewBox="0 0 3418 1832">
            <text:p/>
          </draw:connector>
        </draw:g>
        <draw:custom-shape draw:style-name="gr86" draw:text-style-name="P86" draw:layer="layout" svg:width="3.1cm" svg:height="1.5cm" svg:x="22.4cm" svg:y="0.7cm">
          <text:p text:style-name="P85"><text:span text:style-name="T21">客户端</text:span><text:span text:style-name="T21">Future</text:span></text:p>
          <draw:enhanced-geometry svg:viewBox="0 0 21600 21600" draw:type="rectangle" draw:enhanced-path="M 0 0 L 21600 0 21600 21600 0 21600 0 0 Z N"/>
        </draw:custom-shape>
        <draw:custom-shape draw:style-name="gr87" draw:text-style-name="P86" draw:layer="layout" svg:width="5.1cm" svg:height="1.5cm" svg:x="27.9cm" svg:y="0.7cm">
          <text:p text:style-name="P85"><text:span text:style-name="T21">FutureData</text:span><text:span text:style-name="T21">包装类</text:span></text:p>
          <draw:enhanced-geometry svg:viewBox="0 0 21600 21600" draw:type="rectangle" draw:enhanced-path="M 0 0 L 21600 0 21600 21600 0 21600 0 0 Z N"/>
        </draw:custom-shape>
        <draw:custom-shape draw:style-name="gr88" draw:text-style-name="P86" draw:layer="layout" svg:width="3.8cm" svg:height="1.5cm" svg:x="35.4cm" svg:y="0.7cm">
          <text:p text:style-name="P85"><text:span text:style-name="T21">RealData</text:span><text:span text:style-name="T21">真实数据类</text:span></text:p>
          <draw:enhanced-geometry svg:viewBox="0 0 21600 21600" draw:type="rectangle" draw:enhanced-path="M 0 0 L 21600 0 21600 21600 0 21600 0 0 Z N"/>
        </draw:custom-shape>
        <draw:custom-shape draw:style-name="gr89" draw:text-style-name="P87" draw:layer="layout" svg:width="0.7cm" svg:height="3.6cm" svg:x="23.6cm" svg:y="3.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7" draw:layer="layout" svg:width="0.7cm" svg:height="0.8cm" svg:x="30.1cm" svg:y="4.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87" draw:layer="layout" svg:width="0.7cm" svg:height="3.6cm" svg:x="36.95cm" svg:y="3.7cm">
          <text:p/>
          <draw:enhanced-geometry svg:viewBox="0 0 21600 21600" draw:type="rectangle" draw:enhanced-path="M 0 0 L 21600 0 21600 21600 0 21600 0 0 Z N"/>
        </draw:custom-shape>
        <draw:line draw:style-name="gr91" draw:text-style-name="P35" draw:layer="layout" svg:x1="23.95cm" svg:y1="2.2cm" svg:x2="23.95cm" svg:y2="8cm">
          <text:p/>
        </draw:line>
        <draw:line draw:style-name="gr91" draw:text-style-name="P35" draw:layer="layout" svg:x1="30.45cm" svg:y1="2.2cm" svg:x2="30.45cm" svg:y2="8cm">
          <text:p/>
        </draw:line>
        <draw:line draw:style-name="gr91" draw:text-style-name="P35" draw:layer="layout" svg:x1="37.3cm" svg:y1="2.2cm" svg:x2="37.3cm" svg:y2="8cm">
          <text:p/>
        </draw:line>
        <draw:line draw:style-name="gr29" draw:text-style-name="P26" draw:layer="layout" svg:x1="24.3cm" svg:y1="4.1cm" svg:x2="30.1cm" svg:y2="4.1cm">
          <text:p text:style-name="P1"><text:span text:style-name="T9">call</text:span></text:p>
          <text:p text:style-name="P1"/>
        </draw:line>
        <draw:line draw:style-name="gr29" draw:text-style-name="P26" draw:layer="layout" svg:x1="30.8cm" svg:y1="4.1cm" svg:x2="37cm" svg:y2="4.1cm">
          <text:p text:style-name="P1"><text:span text:style-name="T9">other call</text:span></text:p>
          <text:p text:style-name="P1"><text:s/></text:p>
        </draw:line>
        <draw:line draw:style-name="gr77" draw:text-style-name="P35" draw:layer="layout" svg:x1="30.1cm" svg:y1="4.9cm" svg:x2="24.3cm" svg:y2="4.9cm">
          <text:p/>
        </draw:line>
        <draw:line draw:style-name="gr31" draw:text-style-name="P35" draw:layer="layout" svg:x1="37cm" svg:y1="7cm" svg:x2="30.5cm" svg:y2="7cm">
          <text:p/>
        </draw:line>
        <draw:frame draw:style-name="gr92" draw:text-style-name="P88" draw:layer="layout" svg:width="2.682cm" svg:height="0.806cm" svg:x="26cm" svg:y="4.2cm">
          <draw:text-box>
            <text:p><text:span text:style-name="T9">call return</text:span></text:p>
          </draw:text-box>
        </draw:frame>
        <draw:line draw:style-name="gr93" draw:text-style-name="P1" draw:layer="layout" svg:x1="24.3cm" svg:y1="7.2cm" svg:x2="25.8cm" svg:y2="7.2cm">
          <text:p/>
        </draw:line>
        <draw:line draw:style-name="gr39" draw:text-style-name="P35" draw:layer="layout" svg:x1="25.8cm" svg:y1="7.2cm" svg:x2="25.8cm" svg:y2="6.5cm">
          <text:p/>
        </draw:line>
        <draw:line draw:style-name="gr94" draw:text-style-name="P89" draw:layer="layout" svg:x1="24.3cm" svg:y1="6.5cm" svg:x2="25.8cm" svg:y2="6.5cm">
          <text:p text:style-name="P1"><text:span text:style-name="T21"><text:tab/></text:span><text:span text:style-name="T21"> </text:span><text:span text:style-name="T20">实际使用时，获取数据</text:span></text:p>
          <text:p text:style-name="P1"><text:span text:style-name="T21"/></text:p>
        </draw:line>
        <draw:frame draw:style-name="gr92" draw:text-style-name="P88" draw:layer="layout" svg:width="2.682cm" svg:height="0.806cm" svg:x="29.4cm" svg:y="6.2cm">
          <draw:text-box>
            <text:p><text:span text:style-name="T9">call return</text:span></text:p>
          </draw:text-box>
        </draw:frame>
        <draw:frame draw:style-name="gr95" draw:text-style-name="P27" draw:layer="layout" svg:width="3.309cm" svg:height="0.865cm" svg:x="28.3cm" svg:y="2.1cm">
          <draw:text-box>
            <text:p><text:span text:style-name="T8">实现</text:span><text:span text:style-name="T8">Data</text:span><text:span text:style-name="T8">接口</text:span></text:p>
          </draw:text-box>
        </draw:frame>
        <draw:frame draw:style-name="gr95" draw:text-style-name="P27" draw:layer="layout" svg:width="3.309cm" svg:height="0.865cm" svg:x="35.4cm" svg:y="2.135cm">
          <draw:text-box>
            <text:p><text:span text:style-name="T8">实现</text:span><text:span text:style-name="T8">Data</text:span><text:span text:style-name="T8">接口</text:span></text:p>
          </draw:text-box>
        </draw:frame>
        <draw:custom-shape draw:style-name="gr96" draw:text-style-name="P68" draw:layer="layout" svg:width="3.3cm" svg:height="1.4cm" svg:x="22.3cm" svg:y="11.85cm">
          <text:p text:style-name="P15">Client</text:p>
          <draw:enhanced-geometry svg:viewBox="0 0 21600 21600" draw:type="rectangle" draw:enhanced-path="M 0 0 L 21600 0 21600 21600 0 21600 0 0 Z N"/>
        </draw:custom-shape>
        <draw:custom-shape draw:style-name="gr97" draw:text-style-name="P90" draw:layer="layout" svg:width="3.3cm" svg:height="1.4cm" svg:x="28.4cm" svg:y="11.85cm">
          <text:p text:style-name="P15">Master</text:p>
          <draw:enhanced-geometry svg:viewBox="0 0 21600 21600" draw:type="rectangle" draw:enhanced-path="M 0 0 L 21600 0 21600 21600 0 21600 0 0 Z N"/>
        </draw:custom-shape>
        <draw:custom-shape draw:style-name="gr98" draw:text-style-name="P91" draw:layer="layout" svg:width="3.3cm" svg:height="1.4cm" svg:x="34.95cm" svg:y="9.1cm">
          <text:p text:style-name="P15">Worker1</text:p>
          <draw:enhanced-geometry svg:viewBox="0 0 21600 21600" draw:type="rectangle" draw:enhanced-path="M 0 0 L 21600 0 21600 21600 0 21600 0 0 Z N"/>
        </draw:custom-shape>
        <draw:custom-shape draw:style-name="gr98" draw:text-style-name="P91" draw:layer="layout" svg:width="3.3cm" svg:height="1.4cm" svg:x="34.95cm" svg:y="11.85cm">
          <text:p text:style-name="P15">Worker2</text:p>
          <draw:enhanced-geometry svg:viewBox="0 0 21600 21600" draw:type="rectangle" draw:enhanced-path="M 0 0 L 21600 0 21600 21600 0 21600 0 0 Z N"/>
        </draw:custom-shape>
        <draw:custom-shape draw:style-name="gr98" draw:text-style-name="P91" draw:layer="layout" svg:width="3.3cm" svg:height="1.4cm" svg:x="34.95cm" svg:y="14.5cm">
          <text:p text:style-name="P15">Worker3</text:p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25.6cm" svg:y1="13.1cm" svg:x2="28.4cm" svg:y2="13.1cm">
          <text:p/>
        </draw:line>
        <draw:line draw:style-name="gr93" draw:text-style-name="P1" draw:layer="layout" svg:x1="34.9cm" svg:y1="9.3cm" svg:x2="31.1cm" svg:y2="11.8cm">
          <text:p/>
        </draw:line>
        <draw:line draw:style-name="gr31" draw:text-style-name="P35" draw:layer="layout" svg:x1="31.7cm" svg:y1="12.4cm" svg:x2="35cm" svg:y2="12.4cm">
          <text:p/>
        </draw:line>
        <draw:line draw:style-name="gr31" draw:text-style-name="P35" draw:layer="layout" svg:x1="31.7cm" svg:y1="13.3cm" svg:x2="35cm" svg:y2="14.8cm">
          <text:p/>
        </draw:line>
        <draw:line draw:style-name="gr31" draw:text-style-name="P35" draw:layer="layout" svg:x1="25.6cm" svg:y1="12.1cm" svg:x2="28.4cm" svg:y2="12.1cm">
          <text:p/>
        </draw:line>
        <draw:line draw:style-name="gr31" draw:text-style-name="P35" draw:layer="layout" svg:x1="34.9cm" svg:y1="9.9cm" svg:x2="31.7cm" svg:y2="12cm">
          <text:p/>
        </draw:line>
        <draw:line draw:style-name="gr31" draw:text-style-name="P35" draw:layer="layout" svg:x1="35cm" svg:y1="12.9cm" svg:x2="31.7cm" svg:y2="12.9cm">
          <text:p/>
        </draw:line>
        <draw:line draw:style-name="gr31" draw:text-style-name="P35" draw:layer="layout" svg:x1="34.9cm" svg:y1="15.2cm" svg:x2="31cm" svg:y2="13.3cm">
          <text:p/>
        </draw:line>
        <draw:custom-shape draw:style-name="gr98" draw:text-style-name="P91" xml:id="id86" draw:id="id86" draw:layer="layout" svg:width="3.3cm" svg:height="1.4cm" svg:x="27.5cm" svg:y="19.2cm">
          <text:p text:style-name="P15">Consumer1</text:p>
          <draw:enhanced-geometry svg:viewBox="0 0 21600 21600" draw:type="rectangle" draw:enhanced-path="M 0 0 L 21600 0 21600 21600 0 21600 0 0 Z N"/>
        </draw:custom-shape>
        <draw:custom-shape draw:style-name="gr98" draw:text-style-name="P91" xml:id="id87" draw:id="id87" draw:layer="layout" svg:width="3.3cm" svg:height="1.4cm" svg:x="27.5cm" svg:y="21.95cm">
          <text:p text:style-name="P15">Consumer2</text:p>
          <draw:enhanced-geometry svg:viewBox="0 0 21600 21600" draw:type="rectangle" draw:enhanced-path="M 0 0 L 21600 0 21600 21600 0 21600 0 0 Z N"/>
        </draw:custom-shape>
        <draw:custom-shape draw:style-name="gr98" draw:text-style-name="P91" xml:id="id88" draw:id="id88" draw:layer="layout" svg:width="3.3cm" svg:height="1.4cm" svg:x="27.5cm" svg:y="24.6cm">
          <text:p text:style-name="P15">Consumer3</text:p>
          <draw:enhanced-geometry svg:viewBox="0 0 21600 21600" draw:type="rectangle" draw:enhanced-path="M 0 0 L 21600 0 21600 21600 0 21600 0 0 Z N"/>
        </draw:custom-shape>
        <draw:custom-shape draw:style-name="gr99" draw:text-style-name="P72" xml:id="id82" draw:id="id82" draw:layer="layout" svg:width="3.3cm" svg:height="1.4cm" svg:x="14.7cm" svg:y="19.2cm">
          <text:p text:style-name="P15">Provider1</text:p>
          <draw:enhanced-geometry svg:viewBox="0 0 21600 21600" draw:type="rectangle" draw:enhanced-path="M 0 0 L 21600 0 21600 21600 0 21600 0 0 Z N"/>
        </draw:custom-shape>
        <draw:custom-shape draw:style-name="gr99" draw:text-style-name="P72" xml:id="id84" draw:id="id84" draw:layer="layout" svg:width="3.3cm" svg:height="1.4cm" svg:x="14.7cm" svg:y="21.95cm">
          <text:p text:style-name="P15">Provider2</text:p>
          <draw:enhanced-geometry svg:viewBox="0 0 21600 21600" draw:type="rectangle" draw:enhanced-path="M 0 0 L 21600 0 21600 21600 0 21600 0 0 Z N"/>
        </draw:custom-shape>
        <draw:custom-shape draw:style-name="gr99" draw:text-style-name="P72" xml:id="id85" draw:id="id85" draw:layer="layout" svg:width="3.3cm" svg:height="1.4cm" svg:x="14.7cm" svg:y="24.6cm">
          <text:p text:style-name="P15">Provider3</text:p>
          <draw:enhanced-geometry svg:viewBox="0 0 21600 21600" draw:type="rectangle" draw:enhanced-path="M 0 0 L 21600 0 21600 21600 0 21600 0 0 Z N"/>
        </draw:custom-shape>
        <draw:custom-shape draw:style-name="gr100" draw:text-style-name="P90" xml:id="id83" draw:id="id83" draw:layer="layout" svg:width="4.3cm" svg:height="2.4cm" svg:x="20.6cm" svg:y="21.4cm">
          <text:p text:style-name="P15">数据缓存空间</text:p>
          <draw:enhanced-geometry svg:viewBox="0 0 21600 21600" draw:type="rectangle" draw:enhanced-path="M 0 0 L 21600 0 21600 21600 0 21600 0 0 Z N"/>
        </draw:custom-shape>
        <draw:connector draw:style-name="gr31" draw:text-style-name="P35" draw:layer="layout" draw:type="line" svg:x1="18cm" svg:y1="19.9cm" svg:x2="20.6cm" svg:y2="22.6cm" draw:start-shape="id82" draw:start-glue-point="1" draw:end-shape="id83" draw:end-glue-point="3" svg:d="M18000 19900l2600 2700" svg:viewBox="0 0 2601 2701">
          <text:p/>
        </draw:connector>
        <draw:connector draw:style-name="gr31" draw:text-style-name="P35" draw:layer="layout" draw:type="line" svg:x1="18cm" svg:y1="22.65cm" svg:x2="20.6cm" svg:y2="22.6cm" draw:start-shape="id84" draw:start-glue-point="1" draw:end-shape="id83" draw:end-glue-point="3" svg:d="M18000 22650l2600-50" svg:viewBox="0 0 2601 51">
          <text:p/>
        </draw:connector>
        <draw:connector draw:style-name="gr31" draw:text-style-name="P35" draw:layer="layout" draw:type="line" svg:x1="18cm" svg:y1="25.3cm" svg:x2="20.6cm" svg:y2="22.6cm" draw:start-shape="id85" draw:start-glue-point="1" draw:end-shape="id83" draw:end-glue-point="3" svg:d="M18000 25300l2600-2700" svg:viewBox="0 0 2601 2701">
          <text:p/>
        </draw:connector>
        <draw:connector draw:style-name="gr31" draw:text-style-name="P35" draw:layer="layout" draw:type="line" svg:x1="27.5cm" svg:y1="19.9cm" svg:x2="24.9cm" svg:y2="22.6cm" draw:start-shape="id86" draw:start-glue-point="3" draw:end-shape="id83" draw:end-glue-point="1" svg:d="M27500 19900l-2600 2700" svg:viewBox="0 0 2601 2701">
          <text:p/>
        </draw:connector>
        <draw:connector draw:style-name="gr31" draw:text-style-name="P35" draw:layer="layout" draw:type="line" svg:x1="27.5cm" svg:y1="22.65cm" svg:x2="24.9cm" svg:y2="22.6cm" draw:start-shape="id87" draw:start-glue-point="3" draw:end-shape="id83" draw:end-glue-point="1" svg:d="M27500 22650l-2600-50" svg:viewBox="0 0 2601 51">
          <text:p/>
        </draw:connector>
        <draw:connector draw:style-name="gr31" draw:text-style-name="P35" draw:layer="layout" draw:type="line" svg:x1="27.5cm" svg:y1="25.3cm" svg:x2="24.9cm" svg:y2="22.6cm" draw:start-shape="id88" draw:start-glue-point="3" draw:end-shape="id83" draw:end-glue-point="1" svg:d="M27500 25300l-2600-2700" svg:viewBox="0 0 2601 2701">
          <text:p/>
        </draw:connector>
      </draw:page>
      <draw:page draw:name="page6" draw:style-name="dp1" draw:master-page-name="Default">
        <draw:frame draw:style-name="gr9" draw:text-style-name="P6" draw:layer="layout" svg:width="26.612cm" svg:height="6.189cm" svg:x="-0.112cm" svg:y="49.4cm">
          <draw:image xlink:href="Pictures/10000000000003EE000000EA10BC22D205927C98.png" xlink:type="simple" xlink:show="embed" xlink:actuate="onLoad" loext:mime-type="image/png">
            <text:p/>
          </draw:image>
        </draw:frame>
        <draw:g>
          <draw:custom-shape draw:style-name="gr101" draw:text-style-name="P93" xml:id="id104" draw:id="id104" draw:layer="layout" svg:width="3.8cm" svg:height="0.922cm" svg:x="11.008cm" svg:y="10.806cm">
            <text:p text:style-name="P92"><text:span text:style-name="T22">Conn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93" xml:id="id103" draw:id="id103" draw:layer="layout" svg:width="5.323cm" svg:height="0.922cm" svg:x="16.104cm" svg:y="10.806cm">
            <text:p text:style-name="P92"><text:span text:style-name="T22">Service/Engi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93" xml:id="id95" draw:id="id95" draw:layer="layout" svg:width="3.799cm" svg:height="0.924cm" svg:x="23.201cm" svg:y="6.503cm">
            <text:p text:style-name="P92"><text:span text:style-name="T22">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93" xml:id="id89" draw:id="id89" draw:layer="layout" svg:width="3.802cm" svg:height="0.923cm" svg:x="28.897cm" svg:y="4.352cm">
            <text:p text:style-name="P92"><text:span text:style-name="T22">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93" xml:id="id90" draw:id="id90" draw:layer="layout" svg:width="3.8cm" svg:height="0.923cm" svg:x="34.6cm" svg:y="3.122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93" xml:id="id91" draw:id="id91" draw:layer="layout" svg:width="3.8cm" svg:height="0.922cm" svg:x="34.6cm" svg:y="5.581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93" xml:id="id92" draw:id="id92" draw:layer="layout" svg:width="3.802cm" svg:height="0.923cm" svg:x="28.897cm" svg:y="8.655cm">
            <text:p text:style-name="P92"><text:span text:style-name="T22">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93" xml:id="id93" draw:id="id93" draw:layer="layout" svg:width="3.8cm" svg:height="0.923cm" svg:x="34.6cm" svg:y="7.426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93" xml:id="id94" draw:id="id94" draw:layer="layout" svg:width="3.8cm" svg:height="0.922cm" svg:x="34.6cm" svg:y="9.884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94" draw:layer="layout" svg:x1="32.699cm" svg:y1="4.813cm" svg:x2="34.6cm" svg:y2="3.583cm" draw:start-shape="id89" draw:start-glue-point="1" draw:end-shape="id90" draw:end-glue-point="3" svg:d="M32699 4813h951v-1230h950" svg:viewBox="0 0 1902 1231">
            <text:p/>
          </draw:connector>
          <draw:connector draw:style-name="gr31" draw:text-style-name="P94" draw:layer="layout" svg:x1="32.699cm" svg:y1="4.813cm" svg:x2="34.6cm" svg:y2="6.042cm" draw:start-shape="id89" draw:start-glue-point="1" draw:end-shape="id91" draw:end-glue-point="3" svg:d="M32699 4813h951v1229h950" svg:viewBox="0 0 1902 1230">
            <text:p/>
          </draw:connector>
          <draw:connector draw:style-name="gr31" draw:text-style-name="P94" draw:layer="layout" svg:x1="32.699cm" svg:y1="9.116cm" svg:x2="34.6cm" svg:y2="7.887cm" draw:start-shape="id92" draw:start-glue-point="1" draw:end-shape="id93" draw:end-glue-point="3" svg:d="M32699 9116h951v-1229h950" svg:viewBox="0 0 1902 1230">
            <text:p/>
          </draw:connector>
          <draw:connector draw:style-name="gr31" draw:text-style-name="P94" draw:layer="layout" svg:x1="32.699cm" svg:y1="9.116cm" svg:x2="34.6cm" svg:y2="10.345cm" draw:start-shape="id92" draw:start-glue-point="1" draw:end-shape="id94" draw:end-glue-point="3" svg:d="M32699 9116h951v1229h950" svg:viewBox="0 0 1902 1230">
            <text:p/>
          </draw:connector>
          <draw:connector draw:style-name="gr31" draw:text-style-name="P94" draw:layer="layout" svg:x1="27cm" svg:y1="6.965cm" svg:x2="28.897cm" svg:y2="4.813cm" draw:start-shape="id95" draw:start-glue-point="1" draw:end-shape="id89" draw:end-glue-point="3" svg:d="M27000 6965h949v-2152h948" svg:viewBox="0 0 1898 2153">
            <text:p/>
          </draw:connector>
          <draw:connector draw:style-name="gr31" draw:text-style-name="P94" draw:layer="layout" svg:x1="27cm" svg:y1="6.965cm" svg:x2="28.897cm" svg:y2="9.116cm" draw:start-shape="id95" draw:start-glue-point="1" draw:end-shape="id92" draw:end-glue-point="3" svg:d="M27000 6965h949v2151h948" svg:viewBox="0 0 1898 2152">
            <text:p/>
          </draw:connector>
          <draw:custom-shape draw:style-name="gr106" draw:text-style-name="P93" xml:id="id102" draw:id="id102" draw:layer="layout" svg:width="3.799cm" svg:height="0.922cm" svg:x="23.201cm" svg:y="15.098cm">
            <text:p text:style-name="P92"><text:span text:style-name="T22">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93" xml:id="id96" draw:id="id96" draw:layer="layout" svg:width="3.802cm" svg:height="0.922cm" svg:x="28.897cm" svg:y="12.946cm">
            <text:p text:style-name="P92"><text:span text:style-name="T22">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93" xml:id="id97" draw:id="id97" draw:layer="layout" svg:width="3.8cm" svg:height="0.922cm" svg:x="34.6cm" svg:y="11.716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93" xml:id="id98" draw:id="id98" draw:layer="layout" svg:width="3.8cm" svg:height="0.923cm" svg:x="34.6cm" svg:y="14.175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93" xml:id="id99" draw:id="id99" draw:layer="layout" svg:width="3.802cm" svg:height="0.923cm" svg:x="28.897cm" svg:y="17.247cm">
            <text:p text:style-name="P92"><text:span text:style-name="T22">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93" xml:id="id100" draw:id="id100" draw:layer="layout" svg:width="3.8cm" svg:height="0.923cm" svg:x="34.6cm" svg:y="16.019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93" xml:id="id101" draw:id="id101" draw:layer="layout" svg:width="3.8cm" svg:height="0.923cm" svg:x="34.6cm" svg:y="18.477cm">
            <text:p text:style-name="P92"><text:span text:style-name="T22">Wrapp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94" draw:layer="layout" svg:x1="32.699cm" svg:y1="13.407cm" svg:x2="34.6cm" svg:y2="12.177cm" draw:start-shape="id96" draw:start-glue-point="1" draw:end-shape="id97" draw:end-glue-point="3" svg:d="M32699 13407h951v-1230h950" svg:viewBox="0 0 1902 1231">
            <text:p/>
          </draw:connector>
          <draw:connector draw:style-name="gr31" draw:text-style-name="P94" draw:layer="layout" svg:x1="32.699cm" svg:y1="13.407cm" svg:x2="34.6cm" svg:y2="14.636cm" draw:start-shape="id96" draw:start-glue-point="1" draw:end-shape="id98" draw:end-glue-point="3" svg:d="M32699 13407h951v1229h950" svg:viewBox="0 0 1902 1230">
            <text:p/>
          </draw:connector>
          <draw:connector draw:style-name="gr31" draw:text-style-name="P94" draw:layer="layout" svg:x1="32.699cm" svg:y1="17.708cm" svg:x2="34.6cm" svg:y2="16.48cm" draw:start-shape="id99" draw:start-glue-point="1" draw:end-shape="id100" draw:end-glue-point="3" svg:d="M32699 17708h951v-1228h950" svg:viewBox="0 0 1902 1229">
            <text:p/>
          </draw:connector>
          <draw:connector draw:style-name="gr31" draw:text-style-name="P94" draw:layer="layout" svg:x1="32.699cm" svg:y1="17.708cm" svg:x2="34.6cm" svg:y2="18.938cm" draw:start-shape="id99" draw:start-glue-point="1" draw:end-shape="id101" draw:end-glue-point="3" svg:d="M32699 17708h951v1230h950" svg:viewBox="0 0 1902 1231">
            <text:p/>
          </draw:connector>
          <draw:connector draw:style-name="gr31" draw:text-style-name="P94" draw:layer="layout" svg:x1="27cm" svg:y1="15.559cm" svg:x2="28.897cm" svg:y2="13.407cm" draw:start-shape="id102" draw:start-glue-point="1" draw:end-shape="id96" draw:end-glue-point="3" svg:d="M27000 15559h949v-2152h948" svg:viewBox="0 0 1898 2153">
            <text:p/>
          </draw:connector>
          <draw:connector draw:style-name="gr31" draw:text-style-name="P94" draw:layer="layout" svg:x1="27cm" svg:y1="15.559cm" svg:x2="28.897cm" svg:y2="17.708cm" draw:start-shape="id102" draw:start-glue-point="1" draw:end-shape="id99" draw:end-glue-point="3" svg:d="M27000 15559h949v2149h948" svg:viewBox="0 0 1898 2150">
            <text:p/>
          </draw:connector>
          <draw:connector draw:style-name="gr31" draw:text-style-name="P35" draw:layer="layout" svg:x1="21.427cm" svg:y1="11.267cm" svg:x2="23.201cm" svg:y2="6.965cm" draw:start-shape="id103" draw:start-glue-point="1" draw:end-shape="id95" draw:end-glue-point="3" svg:d="M21427 11267h887v-4302h887" svg:viewBox="0 0 1775 4303">
            <text:p/>
          </draw:connector>
          <draw:connector draw:style-name="gr31" draw:text-style-name="P35" draw:layer="layout" svg:x1="21.427cm" svg:y1="11.267cm" svg:x2="23.201cm" svg:y2="15.559cm" draw:start-shape="id103" draw:start-glue-point="1" draw:end-shape="id102" draw:end-glue-point="3" svg:d="M21427 11267h887v4292h887" svg:viewBox="0 0 1775 4293">
            <text:p/>
          </draw:connector>
          <draw:connector draw:style-name="gr31" draw:text-style-name="P35" draw:layer="layout" svg:x1="14.808cm" svg:y1="11.267cm" svg:x2="16.104cm" svg:y2="11.267cm" draw:start-shape="id104" draw:start-glue-point="1" draw:end-shape="id103" draw:end-glue-point="3" svg:d="M14808 11267h1296" svg:viewBox="0 0 1297 1">
            <text:p/>
          </draw:connector>
          <draw:custom-shape draw:style-name="gr108" draw:text-style-name="P93" xml:id="id105" draw:id="id105" draw:layer="layout" svg:width="6.6cm" svg:height="0.9cm" svg:x="3cm" svg:y="10.8cm">
            <text:p text:style-name="P92"><text:span text:style-name="T22">http://www.zh.cn/bbs/findA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35" draw:layer="layout" draw:type="line" svg:x1="9.6cm" svg:y1="11.25cm" svg:x2="11.008cm" svg:y2="11.267cm" draw:start-shape="id105" draw:start-glue-point="1" draw:end-shape="id104" draw:end-glue-point="3" svg:d="M9600 11250l1408 17" svg:viewBox="0 0 1409 18">
            <text:p/>
          </draw:connector>
          <draw:frame draw:style-name="gr109" draw:text-style-name="P95" draw:layer="layout" svg:width="3.441cm" svg:height="0.927cm" svg:x="23.2cm" svg:y="5.473cm">
            <draw:text-box>
              <text:p><text:span text:style-name="T23">www.zh.cn</text:span></text:p>
            </draw:text-box>
          </draw:frame>
          <draw:frame draw:style-name="gr109" draw:text-style-name="P95" draw:layer="layout" svg:width="3.441cm" svg:height="0.927cm" svg:x="23.259cm" svg:y="14.2cm">
            <draw:text-box>
              <text:p><text:span text:style-name="T23">www.zh.cn</text:span></text:p>
            </draw:text-box>
          </draw:frame>
          <draw:frame draw:style-name="gr109" draw:text-style-name="P95" draw:layer="layout" svg:width="2cm" svg:height="0.927cm" svg:x="29.6cm" svg:y="3.5cm">
            <draw:text-box>
              <text:p><text:span text:style-name="T23">/bbs</text:span></text:p>
            </draw:text-box>
          </draw:frame>
          <draw:frame draw:style-name="gr109" draw:text-style-name="P95" draw:layer="layout" svg:width="2cm" svg:height="0.927cm" svg:x="29.7cm" svg:y="7.7cm">
            <draw:text-box>
              <text:p><text:span text:style-name="T23">/trade</text:span></text:p>
            </draw:text-box>
          </draw:frame>
          <draw:frame draw:style-name="gr109" draw:text-style-name="P95" draw:layer="layout" svg:width="2cm" svg:height="0.927cm" svg:x="29.7cm" svg:y="12cm">
            <draw:text-box>
              <text:p><text:span text:style-name="T23">/news</text:span></text:p>
            </draw:text-box>
          </draw:frame>
          <draw:frame draw:style-name="gr109" draw:text-style-name="P95" draw:layer="layout" svg:width="2cm" svg:height="0.927cm" svg:x="29.7cm" svg:y="16.4cm">
            <draw:text-box>
              <text:p><text:span text:style-name="T23">/maps</text:span></text:p>
            </draw:text-box>
          </draw:frame>
          <draw:frame draw:style-name="gr109" draw:text-style-name="P95" draw:layer="layout" svg:width="2cm" svg:height="0.927cm" svg:x="39.2cm" svg:y="3.073cm">
            <draw:text-box>
              <text:p><text:span text:style-name="T23">/add</text:span></text:p>
            </draw:text-box>
          </draw:frame>
          <draw:frame draw:style-name="gr109" draw:text-style-name="P95" draw:layer="layout" svg:width="2.6cm" svg:height="0.927cm" svg:x="39.1cm" svg:y="5.5cm">
            <draw:text-box>
              <text:p><text:span text:style-name="T23">/findAll</text:span></text:p>
            </draw:text-box>
          </draw:frame>
          <draw:frame draw:style-name="gr109" draw:text-style-name="P95" draw:layer="layout" svg:width="2cm" svg:height="0.927cm" svg:x="39.2cm" svg:y="7.4cm">
            <draw:text-box>
              <text:p><text:span text:style-name="T23">/add</text:span></text:p>
            </draw:text-box>
          </draw:frame>
          <draw:frame draw:style-name="gr109" draw:text-style-name="P95" draw:layer="layout" svg:width="2.6cm" svg:height="0.927cm" svg:x="39.1cm" svg:y="9.827cm">
            <draw:text-box>
              <text:p><text:span text:style-name="T23">/findAll</text:span></text:p>
            </draw:text-box>
          </draw:frame>
          <draw:frame draw:style-name="gr109" draw:text-style-name="P95" draw:layer="layout" svg:width="2cm" svg:height="0.927cm" svg:x="39.2cm" svg:y="11.646cm">
            <draw:text-box>
              <text:p><text:span text:style-name="T23">/add</text:span></text:p>
            </draw:text-box>
          </draw:frame>
          <draw:frame draw:style-name="gr109" draw:text-style-name="P95" draw:layer="layout" svg:width="2.6cm" svg:height="0.927cm" svg:x="39.1cm" svg:y="14.073cm">
            <draw:text-box>
              <text:p><text:span text:style-name="T23">/findAll</text:span></text:p>
            </draw:text-box>
          </draw:frame>
          <draw:frame draw:style-name="gr109" draw:text-style-name="P95" draw:layer="layout" svg:width="2cm" svg:height="0.927cm" svg:x="39.1cm" svg:y="16cm">
            <draw:text-box>
              <text:p><text:span text:style-name="T23">/add</text:span></text:p>
            </draw:text-box>
          </draw:frame>
          <draw:frame draw:style-name="gr109" draw:text-style-name="P95" draw:layer="layout" svg:width="2.6cm" svg:height="0.927cm" svg:x="39cm" svg:y="18.427cm">
            <draw:text-box>
              <text:p><text:span text:style-name="T23">/findAll</text:span></text:p>
            </draw:text-box>
          </draw:frame>
        </draw:g>
        <draw:g>
          <draw:custom-shape draw:style-name="gr110" draw:text-style-name="P96" draw:layer="layout" svg:width="13.3cm" svg:height="8.1cm" svg:x="4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97" xml:id="id106" draw:id="id106" draw:layer="layout" svg:width="3.3cm" svg:height="1.8cm" svg:x="5cm" svg:y="3.9cm">
            <text:p text:style-name="P15">应用服务器</text:p>
            <draw:enhanced-geometry svg:viewBox="0 0 21600 21600" draw:type="rectangle" draw:enhanced-path="M 0 0 L 21600 0 21600 21600 0 21600 0 0 Z N"/>
          </draw:custom-shape>
          <draw:custom-shape draw:style-name="gr112" draw:text-style-name="P98" xml:id="id107" draw:id="id107" draw:layer="layout" svg:width="2.5cm" svg:height="0.9cm" svg:x="11.7cm" svg:y="1.9cm">
            <text:p text:style-name="P15">文件存储</text:p>
            <draw:enhanced-geometry svg:viewBox="0 0 21600 21600" draw:type="rectangle" draw:enhanced-path="M 0 0 L 21600 0 21600 21600 0 21600 0 0 Z N"/>
          </draw:custom-shape>
          <draw:custom-shape draw:style-name="gr113" draw:text-style-name="P99" xml:id="id108" draw:id="id108" draw:layer="layout" svg:width="2.5cm" svg:height="0.9cm" svg:x="14.3cm" svg:y="4.4cm">
            <text:p text:style-name="P15">缓存</text:p>
            <draw:enhanced-geometry svg:viewBox="0 0 21600 21600" draw:type="rectangle" draw:enhanced-path="M 0 0 L 21600 0 21600 21600 0 21600 0 0 Z N"/>
          </draw:custom-shape>
          <draw:custom-shape draw:style-name="gr114" draw:text-style-name="P100" xml:id="id109" draw:id="id109" draw:layer="layout" svg:width="2.5cm" svg:height="1.3cm" svg:x="11.7cm" svg:y="6.8cm">
            <text:p text:style-name="P15">数据库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15" draw:text-style-name="P46" draw:layer="layout" svg:width="2.7cm" svg:height="1.17cm" svg:x="7cm" svg:y="2cm">
            <draw:text-box>
              <text:p>服务器</text:p>
            </draw:text-box>
          </draw:frame>
          <draw:connector draw:style-name="gr31" draw:text-style-name="P35" draw:layer="layout" draw:type="line" svg:x1="8.3cm" svg:y1="4.8cm" svg:x2="11.7cm" svg:y2="2.35cm" draw:start-shape="id106" draw:start-glue-point="1" draw:end-shape="id107" draw:end-glue-point="3" svg:d="M8300 4800l3400-2450" svg:viewBox="0 0 3401 2451">
            <text:p/>
          </draw:connector>
          <draw:connector draw:style-name="gr31" draw:text-style-name="P35" draw:layer="layout" draw:type="line" svg:x1="8.3cm" svg:y1="4.8cm" svg:x2="14.3cm" svg:y2="4.85cm" draw:start-shape="id106" draw:start-glue-point="1" draw:end-shape="id108" draw:end-glue-point="3" svg:d="M8300 4800l6000 50" svg:viewBox="0 0 6001 51">
            <text:p/>
          </draw:connector>
          <draw:connector draw:style-name="gr31" draw:text-style-name="P35" draw:layer="layout" draw:type="line" svg:x1="8.3cm" svg:y1="4.8cm" svg:x2="11.7cm" svg:y2="7.45cm" draw:start-shape="id106" draw:start-glue-point="1" draw:end-shape="id109" draw:end-glue-point="6" svg:d="M8300 4800l3400 2650" svg:viewBox="0 0 3401 2651">
            <text:p/>
          </draw:connector>
        </draw:g>
        <draw:custom-shape draw:style-name="gr111" draw:text-style-name="P97" xml:id="id110" draw:id="id110" draw:layer="layout" svg:width="3.3cm" svg:height="1.8cm" svg:x="5cm" svg:y="17.5cm">
          <text:p text:style-name="P15">应用服务器</text:p>
          <draw:enhanced-geometry svg:viewBox="0 0 21600 21600" draw:type="rectangle" draw:enhanced-path="M 0 0 L 21600 0 21600 21600 0 21600 0 0 Z N"/>
        </draw:custom-shape>
        <draw:custom-shape draw:style-name="gr116" draw:text-style-name="P98" xml:id="id111" draw:id="id111" draw:layer="layout" svg:width="3.6cm" svg:height="0.9cm" svg:x="11.7cm" svg:y="15.5cm">
          <text:p text:style-name="P15">文件服务器</text:p>
          <draw:enhanced-geometry svg:viewBox="0 0 21600 21600" draw:type="rectangle" draw:enhanced-path="M 0 0 L 21600 0 21600 21600 0 21600 0 0 Z N"/>
        </draw:custom-shape>
        <draw:custom-shape draw:style-name="gr117" draw:text-style-name="P99" xml:id="id112" draw:id="id112" draw:layer="layout" svg:width="3.6cm" svg:height="0.9cm" svg:x="11.7cm" svg:y="18cm">
          <text:p text:style-name="P15">缓存服务器</text:p>
          <draw:enhanced-geometry svg:viewBox="0 0 21600 21600" draw:type="rectangle" draw:enhanced-path="M 0 0 L 21600 0 21600 21600 0 21600 0 0 Z N"/>
        </draw:custom-shape>
        <draw:custom-shape draw:style-name="gr118" draw:text-style-name="P100" xml:id="id113" draw:id="id113" draw:layer="layout" svg:width="3.6cm" svg:height="1.3cm" svg:x="11.7cm" svg:y="20.4cm">
          <text:p text:style-name="P15">数据库服务器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35" draw:layer="layout" draw:type="line" svg:x1="8.3cm" svg:y1="18.4cm" svg:x2="11.7cm" svg:y2="15.95cm" draw:start-shape="id110" draw:start-glue-point="1" draw:end-shape="id111" draw:end-glue-point="3" svg:d="M8300 18400l3400-2450" svg:viewBox="0 0 3401 2451">
          <text:p/>
        </draw:connector>
        <draw:connector draw:style-name="gr31" draw:text-style-name="P35" draw:layer="layout" draw:type="line" svg:x1="8.3cm" svg:y1="18.4cm" svg:x2="11.7cm" svg:y2="18.45cm" draw:start-shape="id110" draw:start-glue-point="1" draw:end-shape="id112" draw:end-glue-point="3" svg:d="M8300 18400l3400 50" svg:viewBox="0 0 3401 51">
          <text:p/>
        </draw:connector>
        <draw:connector draw:style-name="gr31" draw:text-style-name="P35" draw:layer="layout" draw:type="line" svg:x1="8.3cm" svg:y1="18.4cm" svg:x2="11.7cm" svg:y2="21.05cm" draw:start-shape="id110" draw:start-glue-point="1" draw:end-shape="id113" draw:end-glue-point="6" svg:d="M8300 18400l3400 2650" svg:viewBox="0 0 3401 2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1" svg:font-family="Monospac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 draw:auto-grow-height="true" draw:auto-grow-width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17:22:12.795939579</meta:creation-date>
    <dc:date>2020-05-20T17:18:50.149516724</dc:date>
    <meta:editing-duration>P3DT15H3M44S</meta:editing-duration>
    <meta:editing-cycles>17</meta:editing-cycles>
    <meta:generator>LibreOffice/6.3.6.2$Linux_X86_64 LibreOffice_project/30$Build-2</meta:generator>
    <meta:document-statistic meta:object-count="363"/>
  </office:meta>
</office:document-meta>
</file>